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1943200CB9F1AD53306.png" manifest:media-type="image/png"/>
  <manifest:file-entry manifest:full-path="Pictures/1000000100000BB8000004DF385C6080CEF05260.png" manifest:media-type="image/png"/>
  <manifest:file-entry manifest:full-path="Pictures/1000000100000556000003000375B8C78E47A22F.png" manifest:media-type="image/png"/>
  <manifest:file-entry manifest:full-path="Pictures/100000010000027200000234EED4E19559BE3E67.png" manifest:media-type="image/png"/>
  <manifest:file-entry manifest:full-path="Pictures/1000000100000556000003008A136F42355E57E1.png" manifest:media-type="image/png"/>
  <manifest:file-entry manifest:full-path="Pictures/1000000100000556000003001AABA2DFA1394131.png" manifest:media-type="image/png"/>
  <manifest:file-entry manifest:full-path="Pictures/100000010000034B000000DA284AD775DF326CDE.png" manifest:media-type="image/png"/>
  <manifest:file-entry manifest:full-path="Pictures/10000001000007D0000007D0564BFFC8768E77D8.png" manifest:media-type="image/png"/>
  <manifest:file-entry manifest:full-path="Pictures/100000010000055600000300412550E054D1DB53.png" manifest:media-type="image/png"/>
  <manifest:file-entry manifest:full-path="Pictures/1000000100000572000002087307F488801135E3.png" manifest:media-type="image/png"/>
  <manifest:file-entry manifest:full-path="Pictures/10000001000002C70000031C9A517BE36DA84FE4.png" manifest:media-type="image/png"/>
  <manifest:file-entry manifest:full-path="Pictures/1000000100000556000003003A2B13EE63B0B2A9.png" manifest:media-type="image/png"/>
  <manifest:file-entry manifest:full-path="Pictures/100000010000055600000300C322146F1C6041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</office:font-face-decls>
  <office:automatic-styles>
    <style:style style:name="Table1" style:family="table">
      <style:table-properties style:width="12.261cm" table:align="margins"/>
    </style:style>
    <style:style style:name="Table1.A" style:family="table-column">
      <style:table-column-properties style:column-width="2.593cm" style:rel-column-width="13859*"/>
    </style:style>
    <style:style style:name="Table1.B" style:family="table-column">
      <style:table-column-properties style:column-width="9.668cm" style:rel-column-width="5167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min-row-height="2.572cm"/>
    </style:style>
    <style:style style:name="Table1.B3" style:family="table-cell">
      <style:table-cell-properties fo:background-color="#282a36" fo:padding="0.097cm" fo:border-left="0.5pt solid #000000" fo:border-right="0.5pt solid #000000" fo:border-top="none" fo:border-bottom="0.5pt solid #000000" ch2_options="{'Style': 'dracula', 'Language': 'C', 'UseCharStyles': 0, 'LineNumberRatio': 100, 'LineNumberStart': 1, 'MasterCharStyle': '', 'ShowLineNumbers': 1, 'ColourizeBackground': 1, 'LineNumberSeparator': '  ', 'LineNumberPaddingSymbol': '', 'StoreOptionsWithSnippet': 1}">
        <style:background-image/>
      </style:table-cell-properties>
    </style:style>
    <style:style style:name="Table2" style:family="table">
      <style:table-properties style:width="12.261cm" table:align="margins"/>
    </style:style>
    <style:style style:name="Table2.A" style:family="table-column">
      <style:table-column-properties style:column-width="2.699cm" style:rel-column-width="14425*"/>
    </style:style>
    <style:style style:name="Table2.B" style:family="table-column">
      <style:table-column-properties style:column-width="9.562cm" style:rel-column-width="51110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2.261cm" table:align="margins"/>
    </style:style>
    <style:style style:name="Table3.A" style:family="table-column">
      <style:table-column-properties style:column-width="12.261cm" style:rel-column-width="65535*"/>
    </style:style>
    <style:style style:name="Table3.A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261cm" table:align="margins"/>
    </style:style>
    <style:style style:name="Table4.A" style:family="table-column">
      <style:table-column-properties style:column-width="12.261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2.261cm" table:align="margins"/>
    </style:style>
    <style:style style:name="Table5.A" style:family="table-column">
      <style:table-column-properties style:column-width="0.794cm" style:rel-column-width="4242*"/>
    </style:style>
    <style:style style:name="Table5.B" style:family="table-column">
      <style:table-column-properties style:column-width="5.6cm" style:rel-column-width="29934*"/>
    </style:style>
    <style:style style:name="Table5.C" style:family="table-column">
      <style:table-column-properties style:column-width="0.817cm" style:rel-column-width="4365*"/>
    </style:style>
    <style:style style:name="Table5.D" style:family="table-column">
      <style:table-column-properties style:column-width="5.05cm" style:rel-column-width="26994*"/>
    </style:style>
    <style:style style:name="Table5.A1" style:family="table-cell">
      <style:table-cell-properties style:vertical-align="middle" fo:padding="0.097cm" fo:border-left="0.5pt solid #6272a4" fo:border-right="none" fo:border-top="0.5pt solid #6272a4" fo:border-bottom="0.5pt solid #6272a4"/>
    </style:style>
    <style:style style:name="Table5.B1" style:family="table-cell">
      <style:table-cell-properties fo:padding="0.097cm" fo:border-left="0.5pt solid #6272a4" fo:border-right="none" fo:border-top="0.5pt solid #6272a4" fo:border-bottom="0.5pt solid #6272a4"/>
    </style:style>
    <style:style style:name="Table5.D1" style:family="table-cell">
      <style:table-cell-properties fo:padding="0.097cm" fo:border="0.5pt solid #6272a4"/>
    </style:style>
    <style:style style:name="Table5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5.B2" style:family="table-cell">
      <style:table-cell-properties fo:padding="0.097cm" fo:border-left="0.5pt solid #6272a4" fo:border-right="none" fo:border-top="none" fo:border-bottom="0.5pt solid #6272a4"/>
    </style:style>
    <style:style style:name="Table5.D2" style:family="table-cell">
      <style:table-cell-properties fo:padding="0.097cm" fo:border-left="0.5pt solid #6272a4" fo:border-right="0.5pt solid #6272a4" fo:border-top="none" fo:border-bottom="0.5pt solid #6272a4"/>
    </style:style>
    <style:style style:name="Table5.B3" style:family="table-cell">
      <style:table-cell-properties fo:padding="0.097cm" fo:border-left="0.5pt solid #6272a4" fo:border-right="none" fo:border-top="none" fo:border-bottom="0.5pt solid #6272a4"/>
    </style:style>
    <style:style style:name="Table5.D3" style:family="table-cell">
      <style:table-cell-properties fo:padding="0.097cm" fo:border-left="0.5pt solid #6272a4" fo:border-right="0.5pt solid #6272a4" fo:border-top="none" fo:border-bottom="0.5pt solid #6272a4"/>
    </style:style>
    <style:style style:name="Table5.B4" style:family="table-cell">
      <style:table-cell-properties fo:padding="0.097cm" fo:border-left="0.5pt solid #6272a4" fo:border-right="none" fo:border-top="none" fo:border-bottom="0.5pt solid #6272a4"/>
    </style:style>
    <style:style style:name="Table5.C4" style:family="table-cell">
      <style:table-cell-properties style:vertical-align="middle" fo:padding="0.097cm" fo:border-left="0.5pt solid #6272a4" fo:border-right="0.5pt solid #6272a4" fo:border-top="none" fo:border-bottom="0.5pt solid #6272a4"/>
    </style:style>
    <style:style style:name="Table8" style:family="table">
      <style:table-properties style:width="12.261cm" table:align="margins"/>
    </style:style>
    <style:style style:name="Table8.A" style:family="table-column">
      <style:table-column-properties style:column-width="2.096cm" style:rel-column-width="11200*"/>
    </style:style>
    <style:style style:name="Table8.B" style:family="table-column">
      <style:table-column-properties style:column-width="2.314cm" style:rel-column-width="12369*"/>
    </style:style>
    <style:style style:name="Table8.C" style:family="table-column">
      <style:table-column-properties style:column-width="7.851cm" style:rel-column-width="41966*"/>
    </style:style>
    <style:style style:name="Table8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8.C1" style:family="table-cell">
      <style:table-cell-properties style:vertical-align="middle" fo:background-color="#44475a" fo:padding="0.097cm" fo:border="0.5pt solid #6272a4">
        <style:background-image/>
      </style:table-cell-properties>
    </style:style>
    <style:style style:name="Table8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2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3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4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5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6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7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8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9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9" style:family="table">
      <style:table-properties style:width="12.261cm" table:align="margins"/>
    </style:style>
    <style:style style:name="Table9.A" style:family="table-column">
      <style:table-column-properties style:column-width="2.096cm" style:rel-column-width="11200*"/>
    </style:style>
    <style:style style:name="Table9.B" style:family="table-column">
      <style:table-column-properties style:column-width="3.505cm" style:rel-column-width="18733*"/>
    </style:style>
    <style:style style:name="Table9.C" style:family="table-column">
      <style:table-column-properties style:column-width="6.66cm" style:rel-column-width="35602*"/>
    </style:style>
    <style:style style:name="Table9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B1" style:family="table-cell">
      <style:table-cell-properties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C1" style:family="table-cell">
      <style:table-cell-properties fo:background-color="#44475a" fo:padding="0.097cm" fo:border="0.5pt solid #6272a4">
        <style:background-image/>
      </style:table-cell-properties>
    </style:style>
    <style:style style:name="Table9.A2" style:family="table-cell">
      <style:table-cell-properties style:vertical-align="middle" fo:background-color="#50fa7b" fo:padding="0.097cm" fo:border-left="0.5pt solid #6272a4" fo:border-right="none" fo:border-top="none" fo:border-bottom="0.5pt solid #6272a4">
        <style:background-image/>
      </style:table-cell-properties>
    </style:style>
    <style:style style:name="Table9.B2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2" style:family="table-cell">
      <style:table-cell-properties fo:padding="0.097cm" fo:border-left="0.5pt solid #6272a4" fo:border-right="0.5pt solid #6272a4" fo:border-top="none" fo:border-bottom="0.5pt solid #6272a4"/>
    </style:style>
    <style:style style:name="Table9.B3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3" style:family="table-cell">
      <style:table-cell-properties fo:padding="0.097cm" fo:border-left="0.5pt solid #6272a4" fo:border-right="0.5pt solid #6272a4" fo:border-top="none" fo:border-bottom="0.5pt solid #6272a4"/>
    </style:style>
    <style:style style:name="Table9.A4" style:family="table-cell">
      <style:table-cell-properties style:vertical-align="middle" fo:background-color="#ff5555" fo:padding="0.097cm" fo:border-left="0.5pt solid #6272a4" fo:border-right="none" fo:border-top="none" fo:border-bottom="0.5pt solid #6272a4">
        <style:background-image/>
      </style:table-cell-properties>
    </style:style>
    <style:style style:name="Table9.B4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4" style:family="table-cell">
      <style:table-cell-properties fo:padding="0.097cm" fo:border-left="0.5pt solid #6272a4" fo:border-right="0.5pt solid #6272a4" fo:border-top="none" fo:border-bottom="0.5pt solid #6272a4"/>
    </style:style>
    <style:style style:name="Table9.B5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5" style:family="table-cell">
      <style:table-cell-properties fo:padding="0.097cm" fo:border-left="0.5pt solid #6272a4" fo:border-right="0.5pt solid #6272a4" fo:border-top="none" fo:border-bottom="0.5pt solid #6272a4"/>
    </style:style>
    <style:style style:name="Table9.B6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6" style:family="table-cell">
      <style:table-cell-properties fo:padding="0.097cm" fo:border-left="0.5pt solid #6272a4" fo:border-right="0.5pt solid #6272a4" fo:border-top="none" fo:border-bottom="0.5pt solid #6272a4"/>
    </style:style>
    <style:style style:name="Table10" style:family="table">
      <style:table-properties style:width="12.252cm" table:align="left"/>
    </style:style>
    <style:style style:name="Table10.A" style:family="table-column">
      <style:table-column-properties style:column-width="5.389cm"/>
    </style:style>
    <style:style style:name="Table10.B" style:family="table-column">
      <style:table-column-properties style:column-width="2.288cm"/>
    </style:style>
    <style:style style:name="Table10.A1" style:family="table-cell">
      <style:table-cell-properties fo:background-color="#282a36" fo:padding="0.097cm" fo:border-left="0.5pt solid #f8f8f2" fo:border-right="none" fo:border-top="0.5pt solid #f8f8f2" fo:border-bottom="0.5pt solid #f8f8f2">
        <style:background-image/>
      </style:table-cell-properties>
    </style:style>
    <style:style style:name="Table10.C1" style:family="table-cell">
      <style:table-cell-properties fo:background-color="#282a36" fo:padding="0.097cm" fo:border="0.5pt solid #f8f8f2">
        <style:background-image/>
      </style:table-cell-properties>
    </style:style>
    <style:style style:name="Table10.A2" style:family="table-cell">
      <style:table-cell-properties fo:padding="0.097cm" fo:border-left="0.5pt solid #f8f8f2" fo:border-right="none" fo:border-top="none" fo:border-bottom="0.5pt solid #f8f8f2"/>
    </style:style>
    <style:style style:name="Table10.B2" style:family="table-cell">
      <style:table-cell-properties fo:background-color="#44475a" fo:padding="0.097cm" fo:border-left="0.5pt solid #f8f8f2" fo:border-right="none" fo:border-top="none" fo:border-bottom="0.5pt solid #f8f8f2">
        <style:background-image/>
      </style:table-cell-properties>
    </style:style>
    <style:style style:name="Table10.D2" style:family="table-cell">
      <style:table-cell-properties fo:background-color="#44475a" fo:padding="0.097cm" fo:border-left="0.5pt solid #f8f8f2" fo:border-right="0.5pt solid #f8f8f2" fo:border-top="none" fo:border-bottom="0.5pt solid #f8f8f2">
        <style:background-image/>
      </style:table-cell-properties>
    </style:style>
    <style:style style:name="Table10.A3" style:family="table-cell">
      <style:table-cell-properties fo:padding="0.097cm" fo:border-left="0.5pt solid #f8f8f2" fo:border-right="none" fo:border-top="none" fo:border-bottom="0.5pt solid #f8f8f2"/>
    </style:style>
    <style:style style:name="Table10.A4" style:family="table-cell">
      <style:table-cell-properties fo:padding="0.097cm" fo:border-left="0.5pt solid #f8f8f2" fo:border-right="none" fo:border-top="none" fo:border-bottom="0.5pt solid #f8f8f2"/>
    </style:style>
    <style:style style:name="Table10.A5" style:family="table-cell">
      <style:table-cell-properties fo:padding="0.097cm" fo:border-left="0.5pt solid #f8f8f2" fo:border-right="none" fo:border-top="none" fo:border-bottom="0.5pt solid #f8f8f2"/>
    </style:style>
    <style:style style:name="Table11" style:family="table">
      <style:table-properties style:width="12.252cm" table:align="left"/>
    </style:style>
    <style:style style:name="Table11.A" style:family="table-column">
      <style:table-column-properties style:column-width="5.006cm"/>
    </style:style>
    <style:style style:name="Table11.B" style:family="table-column">
      <style:table-column-properties style:column-width="7.246cm"/>
    </style:style>
    <style:style style:name="Table11.A1" style:family="table-cell">
      <style:table-cell-properties fo:padding="0.097cm" fo:border-left="0.75pt ridge #44475a" fo:border-right="none" fo:border-top="0.75pt ridge #44475a" fo:border-bottom="0.75pt ridge #44475a"/>
    </style:style>
    <style:style style:name="Table11.B1" style:family="table-cell">
      <style:table-cell-properties fo:padding="0.097cm" fo:border="0.75pt ridge #44475a"/>
    </style:style>
    <style:style style:name="Table11.A2" style:family="table-cell">
      <style:table-cell-properties style:vertical-align="middle" fo:padding="0.097cm" fo:border-left="0.5pt solid #44475a" fo:border-right="none" fo:border-top="none" fo:border-bottom="0.5pt solid #44475a"/>
    </style:style>
    <style:style style:name="Table11.B2" style:family="table-cell">
      <style:table-cell-properties fo:padding="0.097cm" fo:border="none"/>
    </style:style>
    <style:style style:name="Table11.B3" style:family="table-cell">
      <style:table-cell-properties fo:padding="0.097cm" fo:border="none"/>
    </style:style>
    <style:style style:name="Table11.B4" style:family="table-cell">
      <style:table-cell-properties fo:padding="0.097cm" fo:border="none"/>
    </style:style>
    <style:style style:name="Table11.A5" style:family="table-cell">
      <style:table-cell-properties style:vertical-align="middle" fo:background-color="#44475a" fo:padding="0.097cm" fo:border-left="0.5pt solid #44475a" fo:border-right="none" fo:border-top="none" fo:border-bottom="0.5pt solid #44475a">
        <style:background-image/>
      </style:table-cell-properties>
    </style:style>
    <style:style style:name="Table11.B5" style:family="table-cell">
      <style:table-cell-properties fo:background-color="#44475a" fo:padding="0.097cm" fo:border="none">
        <style:background-image/>
      </style:table-cell-properties>
    </style:style>
    <style:style style:name="Table11.B6" style:family="table-cell">
      <style:table-cell-properties fo:padding="0.097cm" fo:border="none"/>
    </style:style>
    <style:style style:name="Table11.B7" style:family="table-cell">
      <style:table-cell-properties fo:padding="0.097cm" fo:border="none"/>
    </style:style>
    <style:style style:name="Table11.B8" style:family="table-cell">
      <style:table-cell-properties fo:padding="0.097cm" fo:border="none"/>
    </style:style>
    <style:style style:name="Table12" style:family="table">
      <style:table-properties style:width="12.261cm" table:align="margins" style:writing-mode="lr-tb"/>
    </style:style>
    <style:style style:name="Table12.A" style:family="table-column">
      <style:table-column-properties style:column-width="12.261cm" style:rel-column-width="65535*"/>
    </style:style>
    <style:style style:name="Table12.A1" style:family="table-cell">
      <style:table-cell-properties fo:padding="0.097cm" fo:border-left="0.5pt solid #000000" fo:border-right="0.5pt solid #000000" fo:border-top="0.5pt solid #000000" fo:border-bottom="none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261cm" table:align="margins"/>
    </style:style>
    <style:style style:name="Table6.A" style:family="table-column">
      <style:table-column-properties style:column-width="12.261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2.261cm" table:align="margins"/>
    </style:style>
    <style:style style:name="Table7.A" style:family="table-column">
      <style:table-column-properties style:column-width="12.261cm" style:rel-column-width="65535*"/>
    </style:style>
    <style:style style:name="Table7.A1" style:family="table-cell">
      <style:table-cell-properties fo:padding="0.097cm" fo:border="0.5pt solid #000000"/>
    </style:style>
    <style:style style:name="Table13" style:family="table">
      <style:table-properties style:width="12.261cm" table:align="margins"/>
    </style:style>
    <style:style style:name="Table13.A" style:family="table-column">
      <style:table-column-properties style:column-width="7.408cm" style:rel-column-width="4200*"/>
    </style:style>
    <style:style style:name="Table13.B" style:family="table-column">
      <style:table-column-properties style:column-width="4.852cm" style:rel-column-width="2751*"/>
    </style:style>
    <style:style style:name="Table13.A1" style:family="table-cell">
      <style:table-cell-properties fo:padding="0.097cm" fo:border-left="0.75pt solid #2a6099" fo:border-right="none" fo:border-top="0.75pt solid #2a6099" fo:border-bottom="0.75pt solid #2a6099"/>
    </style:style>
    <style:style style:name="Table13.B1" style:family="table-cell">
      <style:table-cell-properties fo:padding="0.097cm" fo:border="0.75pt solid #2a6099"/>
    </style:style>
    <style:style style:name="Table1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3.5" style:family="table-row">
      <style:table-row-properties style:min-row-height="0.753cm"/>
    </style:style>
    <style:style style:name="Table13.6" style:family="table-row">
      <style:table-row-properties style:min-row-height="0.39cm"/>
    </style:style>
    <style:style style:name="Table13.A6" style:family="table-cell">
      <style:table-cell-properties style:vertical-align="middle" fo:background-color="#44475a" fo:padding="0.097cm" fo:border-left="0.5pt solid #2a6099" fo:border-right="none" fo:border-top="none" fo:border-bottom="0.5pt solid #2a6099">
        <style:background-image/>
      </style:table-cell-properties>
    </style:style>
    <style:style style:name="Table13.B6" style:family="table-cell">
      <style:table-cell-properties style:vertical-align="middle" fo:background-color="#44475a" fo:padding="0.097cm" fo:border-left="0.5pt solid #2a6099" fo:border-right="0.5pt solid #2a6099" fo:border-top="none" fo:border-bottom="0.5pt solid #2a6099">
        <style:background-image/>
      </style:table-cell-properties>
    </style:style>
    <style:style style:name="P1" style:family="paragraph" style:parent-style-name="Horizontal_20_Line">
      <style:text-properties officeooo:paragraph-rsid="001e9ab4"/>
    </style:style>
    <style:style style:name="P2" style:family="paragraph" style:parent-style-name="Horizontal_20_Line">
      <style:text-properties fo:color="#f8f8f2" loext:opacity="100%" fo:font-style="normal" officeooo:rsid="00485842" officeooo:paragraph-rsid="00485842" style:font-style-asian="normal" style:font-style-complex="normal"/>
    </style:style>
    <style:style style:name="P3" style:family="paragraph" style:parent-style-name="Text_20_body">
      <style:text-properties fo:color="#f8f8f2" loext:opacity="100%" fo:font-style="normal" officeooo:rsid="00485842" officeooo:paragraph-rsid="00485842" style:font-style-asian="normal" style:font-style-complex="normal"/>
    </style:style>
    <style:style style:name="P4" style:family="paragraph" style:parent-style-name="Text_20_body">
      <style:text-properties fo:color="#f8f8f2" loext:opacity="100%" fo:font-style="normal" officeooo:rsid="00485842" officeooo:paragraph-rsid="007da025" style:font-style-asian="normal" style:font-style-complex="normal"/>
    </style:style>
    <style:style style:name="P5" style:family="paragraph" style:parent-style-name="Text_20_body">
      <style:text-properties fo:color="#f8f8f2" loext:opacity="100%" fo:font-style="normal" officeooo:rsid="007cd4c0" officeooo:paragraph-rsid="00485842" style:font-style-asian="normal" style:font-style-complex="normal"/>
    </style:style>
    <style:style style:name="P6" style:family="paragraph" style:parent-style-name="Text_20_body">
      <style:paragraph-properties style:writing-mode="lr-tb"/>
      <style:text-properties fo:color="#f8f8f2" loext:opacity="100%" fo:font-style="normal" officeooo:rsid="007cd4c0" officeooo:paragraph-rsid="007da025" style:font-style-asian="normal" style:font-style-complex="normal"/>
    </style:style>
    <style:style style:name="P7" style:family="paragraph" style:parent-style-name="Code">
      <style:paragraph-properties fo:text-align="center" style:justify-single-word="false"/>
      <style:text-properties fo:color="#f8f8f2" loext:opacity="100%" fo:font-size="10pt" fo:background-color="transparent" style:font-size-asian="10pt" style:font-size-complex="10pt"/>
    </style:style>
    <style:style style:name="P8" style:family="paragraph" style:parent-style-name="Code">
      <style:paragraph-properties fo:text-align="start" style:justify-single-word="false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9" style:family="paragraph" style:parent-style-name="Text_20_body">
      <style:text-properties fo:color="#f8f8f2" loext:opacity="100%" fo:font-size="16pt" officeooo:rsid="004d3b05" officeooo:paragraph-rsid="004d3b05" style:font-size-asian="16pt" style:font-size-complex="16pt"/>
    </style:style>
    <style:style style:name="P10" style:family="paragraph" style:parent-style-name="Text_20_body">
      <style:paragraph-properties fo:text-align="center" style:justify-single-word="false" fo:break-before="page"/>
      <style:text-properties fo:color="#f8f8f2" loext:opacity="100%" fo:font-size="16pt" officeooo:rsid="004d3b05" officeooo:paragraph-rsid="004d3b05" style:font-size-asian="16pt" style:font-size-complex="16pt"/>
    </style:style>
    <style:style style:name="P11" style:family="paragraph" style:parent-style-name="Horizontal_20_Line">
      <style:text-properties officeooo:paragraph-rsid="0025ddce"/>
    </style:style>
    <style:style style:name="P12" style:family="paragraph" style:parent-style-name="Horizontal_20_Line">
      <style:text-properties officeooo:paragraph-rsid="002871bb"/>
    </style:style>
    <style:style style:name="P13" style:family="paragraph" style:parent-style-name="Text_20_body">
      <style:text-properties officeooo:paragraph-rsid="002871bb"/>
    </style:style>
    <style:style style:name="P14" style:family="paragraph" style:parent-style-name="Table_20_Contents">
      <style:paragraph-properties fo:text-align="center" style:justify-single-word="false"/>
      <style:text-properties officeooo:rsid="00265ad7" officeooo:paragraph-rsid="00265ad7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65ad7" officeooo:paragraph-rsid="00265ad7" style:font-weight-asian="bold" style:font-weight-complex="bold"/>
    </style:style>
    <style:style style:name="P16" style:family="paragraph" style:parent-style-name="Text_20_body">
      <style:text-properties fo:font-weight="bold" officeooo:rsid="0030ebc1" officeooo:paragraph-rsid="0030ebc1" style:font-weight-asian="bold" style:font-weight-complex="bold"/>
    </style:style>
    <style:style style:name="P17" style:family="paragraph" style:parent-style-name="Text_20_body">
      <style:text-properties officeooo:rsid="001e9ab4" officeooo:paragraph-rsid="001e9ab4"/>
    </style:style>
    <style:style style:name="P18" style:family="paragraph" style:parent-style-name="Text_20_body">
      <style:text-properties officeooo:rsid="001e9ab4" officeooo:paragraph-rsid="0026f5c2"/>
    </style:style>
    <style:style style:name="P19" style:family="paragraph" style:parent-style-name="Text_20_body">
      <style:text-properties officeooo:paragraph-rsid="0026f5c2"/>
    </style:style>
    <style:style style:name="P20" style:family="paragraph" style:parent-style-name="Text_20_body">
      <style:text-properties style:font-name="Noto Sans Thai" fo:font-size="10pt" officeooo:paragraph-rsid="0025ddce" style:font-size-asian="10pt" style:font-name-complex="Noto Sans Thai" style:font-size-complex="10pt"/>
    </style:style>
    <style:style style:name="P21" style:family="paragraph" style:parent-style-name="Footnote">
      <style:text-properties officeooo:rsid="0028f4b5" officeooo:paragraph-rsid="0028f4b5"/>
    </style:style>
    <style:style style:name="P22" style:family="paragraph" style:parent-style-name="Table_20_Contents">
      <style:paragraph-properties fo:text-align="center" style:justify-single-word="false"/>
      <style:text-properties officeooo:rsid="002ab890" officeooo:paragraph-rsid="002ab890"/>
    </style:style>
    <style:style style:name="P23" style:family="paragraph" style:parent-style-name="Horizontal_20_Line">
      <style:text-properties officeooo:paragraph-rsid="002ab890"/>
    </style:style>
    <style:style style:name="P24" style:family="paragraph" style:parent-style-name="Text_20_body">
      <style:text-properties officeooo:paragraph-rsid="002ab890"/>
    </style:style>
    <style:style style:name="P25" style:family="paragraph" style:parent-style-name="Text_20_body">
      <style:text-properties fo:color="#ffffff" loext:opacity="100%" style:font-name="TH Sarabun New" fo:font-size="16pt" fo:language="zxx" fo:country="none" fo:font-style="normal" style:text-underline-style="none" fo:font-weight="normal" officeooo:rsid="0026f5c2" officeooo:paragraph-rsid="0028f4b5" fo:background-color="transparent" style:font-size-asian="16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fo:font-size="10pt" officeooo:rsid="0059f91d" officeooo:paragraph-rsid="0059f91d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fo:font-size="10pt" officeooo:rsid="005a1d2d" officeooo:paragraph-rsid="005a1d2d" style:font-size-asian="10pt" style:font-size-complex="10pt"/>
    </style:style>
    <style:style style:name="P28" style:family="paragraph" style:parent-style-name="Text_20_body">
      <style:text-properties officeooo:paragraph-rsid="0028f4b5"/>
    </style:style>
    <style:style style:name="P29" style:family="paragraph" style:parent-style-name="Text_20_body">
      <style:text-properties officeooo:paragraph-rsid="002c6343"/>
    </style:style>
    <style:style style:name="P30" style:family="paragraph" style:parent-style-name="Text_20_body">
      <style:text-properties officeooo:rsid="00323a3d" officeooo:paragraph-rsid="00335300"/>
    </style:style>
    <style:style style:name="P31" style:family="paragraph" style:parent-style-name="Code">
      <style:paragraph-properties fo:text-align="start" style:justify-single-word="false"/>
      <style:text-properties officeooo:rsid="00323a3d" officeooo:paragraph-rsid="00323a3d"/>
    </style:style>
    <style:style style:name="P32" style:family="paragraph" style:parent-style-name="Horizontal_20_Line">
      <style:text-properties officeooo:paragraph-rsid="002d67fe"/>
    </style:style>
    <style:style style:name="P33" style:family="paragraph" style:parent-style-name="Text_20_body">
      <style:text-properties officeooo:rsid="0030ebc1" officeooo:paragraph-rsid="0030ebc1"/>
    </style:style>
    <style:style style:name="P34" style:family="paragraph" style:parent-style-name="Text_20_body">
      <style:text-properties officeooo:rsid="0030ebc1" officeooo:paragraph-rsid="006c2b9f"/>
    </style:style>
    <style:style style:name="P35" style:family="paragraph" style:parent-style-name="Text_20_body">
      <style:paragraph-properties fo:break-before="page"/>
      <style:text-properties officeooo:rsid="0030ebc1" officeooo:paragraph-rsid="006c2b9f"/>
    </style:style>
    <style:style style:name="P36" style:family="paragraph" style:parent-style-name="Text_20_body">
      <style:text-properties officeooo:rsid="0037c8a3" officeooo:paragraph-rsid="0039a4ba"/>
    </style:style>
    <style:style style:name="P37" style:family="paragraph" style:parent-style-name="Text_20_body">
      <style:text-properties officeooo:rsid="0037c8a3" officeooo:paragraph-rsid="00701e82"/>
    </style:style>
    <style:style style:name="P38" style:family="paragraph" style:parent-style-name="Footnote">
      <style:text-properties officeooo:rsid="003b3846" officeooo:paragraph-rsid="003b3846"/>
    </style:style>
    <style:style style:name="P39" style:family="paragraph" style:parent-style-name="Text_20_body">
      <style:text-properties officeooo:rsid="003b3846" officeooo:paragraph-rsid="003b3846"/>
    </style:style>
    <style:style style:name="P40" style:family="paragraph" style:parent-style-name="Horizontal_20_Line">
      <style:text-properties officeooo:paragraph-rsid="003b3846"/>
    </style:style>
    <style:style style:name="P41" style:family="paragraph" style:parent-style-name="Horizontal_20_Line">
      <style:text-properties officeooo:paragraph-rsid="003fc94d"/>
    </style:style>
    <style:style style:name="P42" style:family="paragraph" style:parent-style-name="Text_20_body">
      <style:text-properties officeooo:paragraph-rsid="003fc94d"/>
    </style:style>
    <style:style style:name="P43" style:family="paragraph" style:parent-style-name="Text_20_body">
      <style:text-properties officeooo:rsid="003d1560" officeooo:paragraph-rsid="003d1560"/>
    </style:style>
    <style:style style:name="P44" style:family="paragraph" style:parent-style-name="Text_20_body">
      <style:paragraph-properties fo:break-before="page"/>
      <style:text-properties officeooo:rsid="003d1560" officeooo:paragraph-rsid="00701e82"/>
    </style:style>
    <style:style style:name="P45" style:family="paragraph" style:parent-style-name="Text_20_body">
      <style:text-properties officeooo:rsid="003d1560" officeooo:paragraph-rsid="007102b7"/>
    </style:style>
    <style:style style:name="P46" style:family="paragraph" style:parent-style-name="Text_20_body">
      <style:paragraph-properties fo:break-before="page"/>
      <style:text-properties officeooo:rsid="003d1c75" officeooo:paragraph-rsid="003d1c75"/>
    </style:style>
    <style:style style:name="P47" style:family="paragraph" style:parent-style-name="Text_20_body">
      <style:text-properties officeooo:rsid="003d1c75" officeooo:paragraph-rsid="003d1c75"/>
    </style:style>
    <style:style style:name="P48" style:family="paragraph" style:parent-style-name="Text_20_body">
      <style:text-properties officeooo:rsid="003ea86e" officeooo:paragraph-rsid="003ea86e"/>
    </style:style>
    <style:style style:name="P49" style:family="paragraph" style:parent-style-name="Text_20_body">
      <style:text-properties officeooo:rsid="003fc94d" officeooo:paragraph-rsid="003fc94d"/>
    </style:style>
    <style:style style:name="P50" style:family="paragraph" style:parent-style-name="Horizontal_20_Line">
      <style:text-properties officeooo:paragraph-rsid="004295f1"/>
    </style:style>
    <style:style style:name="P51" style:family="paragraph" style:parent-style-name="Horizontal_20_Line">
      <style:text-properties officeooo:paragraph-rsid="00485842"/>
    </style:style>
    <style:style style:name="P52" style:family="paragraph" style:parent-style-name="Text_20_body">
      <style:text-properties officeooo:rsid="003fe4b7" officeooo:paragraph-rsid="003fe4b7"/>
    </style:style>
    <style:style style:name="P53" style:family="paragraph" style:parent-style-name="Text_20_body">
      <style:text-properties fo:font-size="16pt" officeooo:rsid="00485842" officeooo:paragraph-rsid="00485842" style:font-size-asian="16pt" style:font-size-complex="16pt"/>
    </style:style>
    <style:style style:name="P54" style:family="paragraph" style:parent-style-name="Text_20_body">
      <style:text-properties fo:font-size="16pt" officeooo:rsid="004eb207" officeooo:paragraph-rsid="004eb207" style:font-size-asian="16pt" style:font-size-complex="16pt"/>
    </style:style>
    <style:style style:name="P55" style:family="paragraph" style:parent-style-name="Text_20_body">
      <style:text-properties officeooo:paragraph-rsid="004eb207"/>
    </style:style>
    <style:style style:name="P5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57" style:family="paragraph" style:parent-style-name="Code">
      <style:paragraph-properties fo:text-align="center" style:justify-single-word="false"/>
      <style:text-properties fo:font-size="10pt" officeooo:rsid="0053e1b4" officeooo:paragraph-rsid="0053e1b4" style:font-size-asian="10pt" style:font-size-complex="10pt"/>
    </style:style>
    <style:style style:name="P58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officeooo:rsid="0053e1b4" officeooo:paragraph-rsid="0053e1b4" style:font-size-asian="10pt" style:font-size-complex="10pt"/>
    </style:style>
    <style:style style:name="P59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style:font-size-asian="10pt" style:font-size-complex="10pt"/>
    </style:style>
    <style:style style:name="P60" style:family="paragraph" style:parent-style-name="Code">
      <style:text-properties fo:font-size="10pt" officeooo:rsid="005c8f9f" officeooo:paragraph-rsid="005c8f9f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6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6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508953" officeooo:paragraph-rsid="00508953" fo:background-color="transparent" style:font-size-asian="10pt" style:font-size-complex="10pt"/>
    </style:style>
    <style:style style:name="P65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66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paragraph-rsid="00265ad7" fo:background-color="transparent"/>
    </style:style>
    <style:style style:name="P67" style:family="paragraph" style:parent-style-name="Table_20_Contents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2pt" fo:language="zxx" fo:country="none" fo:font-style="normal" style:text-underline-style="none" fo:font-weight="normal" officeooo:rsid="00807980" officeooo:paragraph-rsid="00807980" fo:background-color="transparent" style:font-size-asian="12pt" style:font-size-complex="12pt"/>
    </style:style>
    <style:style style:name="P68" style:family="paragraph" style:parent-style-name="Code">
      <style:paragraph-properties fo:text-align="start" style:justify-single-word="false"/>
      <style:text-properties fo:font-size="12pt" officeooo:rsid="00375a8a" officeooo:paragraph-rsid="00375a8a" style:font-size-asian="12pt" style:font-size-complex="12pt"/>
    </style:style>
    <style:style style:name="P69" style:family="paragraph" style:parent-style-name="Code">
      <style:paragraph-properties fo:text-align="start" style:justify-single-word="false"/>
      <style:text-properties fo:font-size="12pt" officeooo:paragraph-rsid="00265ad7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4d3b05" officeooo:paragraph-rsid="004d3b05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2" style:family="paragraph" style:parent-style-name="Code">
      <style:paragraph-properties fo:text-align="start" style:justify-single-word="false"/>
      <style:text-properties fo:font-size="11.5pt" style:font-size-asian="11.5pt" style:font-size-complex="11.5pt"/>
    </style:style>
    <style:style style:name="P73" style:family="paragraph" style:parent-style-name="Code">
      <style:paragraph-properties fo:text-align="start" style:justify-single-word="false"/>
    </style:style>
    <style:style style:name="P74" style:family="paragraph" style:parent-style-name="Code">
      <style:text-properties fo:color="#bd93f9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75" style:family="paragraph" style:parent-style-name="Footnote">
      <style:text-properties officeooo:rsid="005fde18" officeooo:paragraph-rsid="005fde18"/>
    </style:style>
    <style:style style:name="P76" style:family="paragraph" style:parent-style-name="Horizontal_20_Line">
      <style:text-properties officeooo:paragraph-rsid="0060dfd1"/>
    </style:style>
    <style:style style:name="P77" style:family="paragraph" style:parent-style-name="Text_20_body">
      <style:text-properties officeooo:paragraph-rsid="0060dfd1"/>
    </style:style>
    <style:style style:name="P78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5924d" style:font-size-asian="10pt" style:font-name-complex="Athiti1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6b8bb" style:font-size-asian="10pt" style:font-name-complex="Athiti1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Athiti1" fo:font-size="10pt" officeooo:rsid="0058458b" officeooo:paragraph-rsid="0058458b" style:font-size-asian="10pt" style:font-name-complex="Athiti1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Athiti1" fo:font-size="10pt" officeooo:paragraph-rsid="0056b8bb" style:font-size-asian="10pt" style:font-name-complex="Athiti1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officeooo:rsid="005a1d2d" officeooo:paragraph-rsid="005a1d2d"/>
    </style:style>
    <style:style style:name="P83" style:family="paragraph" style:parent-style-name="Table_20_Contents">
      <style:text-properties officeooo:rsid="005c8f9f" officeooo:paragraph-rsid="005c8f9f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fo:font-size="10pt" officeooo:rsid="0059f91d" officeooo:paragraph-rsid="0059f91d" style:font-size-asian="10pt" style:font-size-complex="10pt"/>
    </style:style>
    <style:style style:name="P85" style:family="paragraph" style:parent-style-name="Table_20_Contents">
      <style:text-properties officeooo:rsid="00657017" officeooo:paragraph-rsid="00657017"/>
    </style:style>
    <style:style style:name="P86" style:family="paragraph" style:parent-style-name="Text_20_body">
      <style:text-properties officeooo:rsid="00657017" officeooo:paragraph-rsid="00657017"/>
    </style:style>
    <style:style style:name="P87" style:family="paragraph" style:parent-style-name="Text_20_body">
      <style:text-properties officeooo:rsid="00657017" officeooo:paragraph-rsid="007692ba"/>
    </style:style>
    <style:style style:name="P88" style:family="paragraph" style:parent-style-name="Table_20_Contents">
      <style:text-properties fo:color="#50fa7b" loext:opacity="100%" style:font-name="Fira Code" officeooo:rsid="00657017" officeooo:paragraph-rsid="00657017"/>
    </style:style>
    <style:style style:name="P89" style:family="paragraph" style:parent-style-name="Table_20_Contents">
      <style:text-properties fo:color="#50fa7b" loext:opacity="100%" style:font-name="Fira Code" officeooo:rsid="00665b79" officeooo:paragraph-rsid="00665b79"/>
    </style:style>
    <style:style style:name="P90" style:family="paragraph" style:parent-style-name="Table_20_Contents">
      <style:text-properties officeooo:rsid="00665b79" officeooo:paragraph-rsid="00665b79"/>
    </style:style>
    <style:style style:name="P91" style:family="paragraph" style:parent-style-name="Table_20_Contents">
      <style:paragraph-properties fo:text-align="center" style:justify-single-word="false"/>
      <style:text-properties fo:color="#ffb86c" loext:opacity="100%" style:font-name="Fira Code" officeooo:rsid="004d3b05" officeooo:paragraph-rsid="004d3b05" style:font-size-asian="16pt" style:font-size-complex="16pt"/>
    </style:style>
    <style:style style:name="P92" style:family="paragraph" style:parent-style-name="Table_20_Contents">
      <style:paragraph-properties fo:text-align="center" style:justify-single-word="false"/>
      <style:text-properties fo:color="#ffb86c" loext:opacity="100%" style:font-name="Fira Code" style:font-size-asian="16pt" style:font-size-complex="16pt"/>
    </style:style>
    <style:style style:name="P93" style:family="paragraph" style:parent-style-name="Table_20_Contents">
      <style:paragraph-properties fo:text-align="center" style:justify-single-word="false"/>
      <style:text-properties fo:color="#ffb86c" loext:opacity="100%" style:font-name="Fira Code" fo:font-size="12pt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rsid="007692ba" officeooo:paragraph-rsid="007692ba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color="#ffb86c" loext:opacity="100%" style:font-name="Hack" fo:font-size="10pt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paragraph-rsid="007692ba" style:font-size-asian="10pt" style:font-size-complex="10pt"/>
    </style:style>
    <style:style style:name="P97" style:family="paragraph" style:parent-style-name="Table_20_Contents">
      <style:text-properties fo:color="#ffb86c" loext:opacity="100%" style:font-name="Hack" fo:font-size="10pt" officeooo:rsid="0074d006" officeooo:paragraph-rsid="0074d006" style:font-size-asian="10pt" style:font-name-complex="Hack" style:font-size-complex="10pt"/>
    </style:style>
    <style:style style:name="P98" style:family="paragraph" style:parent-style-name="Table_20_Contents">
      <style:text-properties fo:color="#ffb86c" loext:opacity="100%" style:font-name="Hack" fo:font-size="10pt" officeooo:rsid="007692ba" officeooo:paragraph-rsid="007692ba" style:font-size-asian="10pt" style:font-name-complex="Hack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fo:color="#ffb86c" loext:opacity="100%" style:font-name="Hack" fo:font-size="2.25pt" officeooo:paragraph-rsid="007692ba" style:font-size-asian="1.95000004768372pt" style:font-size-complex="3pt"/>
    </style:style>
    <style:style style:name="P100" style:family="paragraph" style:parent-style-name="Table_20_Contents">
      <style:text-properties officeooo:rsid="0074d006" officeooo:paragraph-rsid="0074d006"/>
    </style:style>
    <style:style style:name="P101" style:family="paragraph" style:parent-style-name="Table_20_Contents">
      <style:text-properties style:font-name="Hack" fo:font-size="2.25pt" officeooo:rsid="007692ba" officeooo:paragraph-rsid="007692ba" style:font-size-asian="1.95000004768372pt" style:font-name-complex="Hack" style:font-size-complex="3pt"/>
    </style:style>
    <style:style style:name="P102" style:family="paragraph" style:parent-style-name="Text_20_body">
      <style:text-properties officeooo:paragraph-rsid="0059f91d"/>
    </style:style>
    <style:style style:name="P103" style:family="paragraph" style:parent-style-name="Text_20_body">
      <style:text-properties officeooo:paragraph-rsid="00701e82"/>
    </style:style>
    <style:style style:name="P104" style:family="paragraph" style:parent-style-name="Text_20_body">
      <style:text-properties officeooo:paragraph-rsid="00709462"/>
    </style:style>
    <style:style style:name="P105" style:family="paragraph" style:parent-style-name="Code">
      <style:text-properties fo:color="#f8f8f2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06" style:family="paragraph" style:parent-style-name="Code">
      <style:text-properties officeooo:paragraph-rsid="00849b68"/>
    </style:style>
    <style:style style:name="P107" style:family="paragraph" style:parent-style-name="Code">
      <loext:graphic-properties draw:fill="solid" draw:fill-color="#44475a" draw:opacity="100%"/>
      <style:paragraph-properties fo:background-color="#44475a"/>
      <style:text-properties fo:font-size="3pt" style:font-size-asian="3pt" style:font-size-complex="3pt"/>
    </style:style>
    <style:style style:name="P108" style:family="paragraph" style:parent-style-name="Code">
      <loext:graphic-properties draw:fill="solid" draw:fill-color="#44475a" draw:opacity="100%"/>
      <style:paragraph-properties fo:background-color="#44475a"/>
      <style:text-properties fo:font-size="3pt" officeooo:paragraph-rsid="00849b68" style:font-size-asian="3pt" style:font-size-complex="3pt"/>
    </style:style>
    <style:style style:name="P109" style:family="paragraph" style:parent-style-name="Code">
      <style:text-properties officeooo:paragraph-rsid="0086c761"/>
    </style:style>
    <style:style style:name="P110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1" style:master-page-name="Standard">
      <style:paragraph-properties style:page-number="1"/>
    </style:style>
    <style:style style:name="P113" style:family="paragraph" style:parent-style-name="Heading_20_1">
      <style:paragraph-properties fo:break-before="page"/>
      <style:text-properties officeooo:rsid="002d67fe" officeooo:paragraph-rsid="002d67fe"/>
    </style:style>
    <style:style style:name="P114" style:family="paragraph" style:parent-style-name="Heading_20_1">
      <style:paragraph-properties fo:break-before="page"/>
      <style:text-properties officeooo:rsid="004295f1" officeooo:paragraph-rsid="004295f1"/>
    </style:style>
    <style:style style:name="P115" style:family="paragraph" style:parent-style-name="Heading_20_1">
      <style:paragraph-properties fo:break-before="page"/>
      <style:text-properties officeooo:rsid="004295f1" officeooo:paragraph-rsid="008684df"/>
    </style:style>
    <style:style style:name="P116" style:family="paragraph" style:parent-style-name="Heading_20_2">
      <style:text-properties officeooo:paragraph-rsid="001e9ab4"/>
    </style:style>
    <style:style style:name="P117" style:family="paragraph" style:parent-style-name="Heading_20_2">
      <style:text-properties officeooo:rsid="0025ddce" officeooo:paragraph-rsid="0025ddce"/>
    </style:style>
    <style:style style:name="P118" style:family="paragraph" style:parent-style-name="Heading_20_2">
      <style:paragraph-properties fo:break-before="page"/>
      <style:text-properties officeooo:rsid="002871bb" officeooo:paragraph-rsid="002871bb"/>
    </style:style>
    <style:style style:name="P119" style:family="paragraph" style:parent-style-name="Heading_20_2">
      <style:paragraph-properties fo:break-before="page"/>
      <style:text-properties officeooo:rsid="002ab890" officeooo:paragraph-rsid="002ab890"/>
    </style:style>
    <style:style style:name="P120" style:family="paragraph" style:parent-style-name="Heading_20_2">
      <style:text-properties officeooo:rsid="002d67fe" officeooo:paragraph-rsid="002d67fe"/>
    </style:style>
    <style:style style:name="P121" style:family="paragraph" style:parent-style-name="Heading_20_2">
      <style:paragraph-properties fo:break-before="page"/>
      <style:text-properties officeooo:rsid="003b3846" officeooo:paragraph-rsid="003b3846"/>
    </style:style>
    <style:style style:name="P122" style:family="paragraph" style:parent-style-name="Heading_20_2">
      <style:paragraph-properties fo:break-before="page"/>
      <style:text-properties fo:font-size="18pt" officeooo:rsid="003fc94d" officeooo:paragraph-rsid="003fc94d" style:font-size-asian="16pt" style:font-size-complex="20pt"/>
    </style:style>
    <style:style style:name="P123" style:family="paragraph" style:parent-style-name="Heading_20_2">
      <style:paragraph-properties fo:break-before="page"/>
      <style:text-properties officeooo:rsid="00485842" officeooo:paragraph-rsid="00485842"/>
    </style:style>
    <style:style style:name="P124" style:family="paragraph" style:parent-style-name="Heading_20_2">
      <style:paragraph-properties fo:break-before="page"/>
    </style:style>
    <style:style style:name="P125" style:family="paragraph" style:parent-style-name="Heading_20_2">
      <style:paragraph-properties fo:break-before="page"/>
      <style:text-properties officeooo:rsid="0060dfd1" officeooo:paragraph-rsid="0060dfd1"/>
    </style:style>
    <style:style style:name="P126" style:family="paragraph" style:parent-style-name="Heading_20_2">
      <style:text-properties fo:color="#f8f8f2" loext:opacity="100%" fo:font-style="normal" officeooo:rsid="00485842" officeooo:paragraph-rsid="00485842" style:font-style-asian="normal" style:font-style-complex="normal"/>
    </style:style>
    <style:style style:name="P127" style:family="paragraph" style:parent-style-name="Heading_20_2">
      <style:text-properties officeooo:rsid="004295f1" officeooo:paragraph-rsid="004295f1"/>
    </style:style>
    <style:style style:name="P128" style:family="paragraph" style:parent-style-name="List" style:list-style-name="L1"/>
    <style:style style:name="P129" style:family="paragraph" style:parent-style-name="List" style:list-style-name="L1">
      <style:text-properties officeooo:rsid="00237800" officeooo:paragraph-rsid="00237800"/>
    </style:style>
    <style:style style:name="P130" style:family="paragraph" style:parent-style-name="Standard" style:master-page-name="Standard">
      <style:paragraph-properties style:page-number="1"/>
      <style:text-properties officeooo:rsid="001c8f9b" officeooo:paragraph-rsid="001d8c48"/>
    </style:style>
    <style:style style:name="P131" style:family="paragraph" style:parent-style-name="Table_20_Contents">
      <style:text-properties officeooo:rsid="00849b68" officeooo:paragraph-rsid="00849b68"/>
    </style:style>
    <style:style style:name="P132" style:family="paragraph" style:parent-style-name="Text_20_body" style:list-style-name="L2">
      <style:text-properties officeooo:rsid="00287971" officeooo:paragraph-rsid="0028f4b5"/>
    </style:style>
    <style:style style:name="P133" style:family="paragraph" style:parent-style-name="Text_20_body" style:list-style-name="L3">
      <style:text-properties officeooo:rsid="003fc94d" officeooo:paragraph-rsid="003fc94d"/>
    </style:style>
    <style:style style:name="P134" style:family="paragraph" style:parent-style-name="Text_20_body" style:list-style-name="L3">
      <style:text-properties officeooo:rsid="003fc94d" officeooo:paragraph-rsid="00709462"/>
    </style:style>
    <style:style style:name="P135" style:family="paragraph" style:parent-style-name="Text_20_body" style:list-style-name="L4">
      <style:text-properties officeooo:rsid="00497dd1" officeooo:paragraph-rsid="00709462"/>
    </style:style>
    <style:style style:name="P136" style:family="paragraph" style:parent-style-name="Text_20_body" style:list-style-name="L4">
      <style:text-properties officeooo:rsid="00497dd1" officeooo:paragraph-rsid="00497dd1"/>
    </style:style>
    <style:style style:name="P137" style:family="paragraph" style:parent-style-name="Text_20_body" style:list-style-name="L4">
      <style:text-properties fo:color="#f8f8f2" loext:opacity="100%" fo:font-size="16pt" officeooo:rsid="004d3b05" officeooo:paragraph-rsid="00709462" style:font-size-asian="16pt" style:font-size-complex="16pt"/>
    </style:style>
    <style:style style:name="P138" style:family="paragraph" style:parent-style-name="Text_20_body">
      <style:paragraph-properties style:writing-mode="lr-tb"/>
      <style:text-properties fo:color="#f8f8f2" loext:opacity="100%" fo:font-style="normal" officeooo:rsid="007cd4c0" officeooo:paragraph-rsid="0089de00" style:font-style-asian="normal" style:font-style-complex="normal"/>
    </style:style>
    <style:style style:name="P139" style:family="paragraph" style:parent-style-name="Text_20_body">
      <style:paragraph-properties style:writing-mode="lr-tb"/>
      <style:text-properties fo:color="#f8f8f2" loext:opacity="100%" fo:font-style="normal" officeooo:rsid="007ed102" officeooo:paragraph-rsid="008a9b10" style:font-style-asian="normal" style:font-style-complex="normal"/>
    </style:style>
    <style:style style:name="P140" style:family="paragraph" style:parent-style-name="Text_20_body">
      <style:paragraph-properties fo:break-before="page" style:writing-mode="lr-tb"/>
      <style:text-properties fo:color="#f8f8f2" loext:opacity="100%" fo:font-style="normal" officeooo:rsid="007ed102" officeooo:paragraph-rsid="008a9b10" style:font-style-asian="normal" style:font-style-complex="normal"/>
    </style:style>
    <style:style style:name="P141" style:family="paragraph" style:parent-style-name="Text_20_body" style:list-style-name="L5">
      <style:text-properties fo:font-size="15pt" officeooo:rsid="0043e55b" officeooo:paragraph-rsid="0043e55b" style:font-size-asian="15pt" style:font-size-complex="15pt"/>
    </style:style>
    <style:style style:name="P142" style:family="paragraph" style:parent-style-name="Text_20_body" style:list-style-name="L5">
      <style:text-properties fo:font-size="15pt" officeooo:rsid="0045c72e" officeooo:paragraph-rsid="0045c72e" style:font-size-asian="15pt" style:font-size-complex="15pt"/>
    </style:style>
    <style:style style:name="P143" style:family="paragraph" style:parent-style-name="Text_20_body" style:list-style-name="L5">
      <style:text-properties officeooo:rsid="0045c72e" officeooo:paragraph-rsid="0045c72e"/>
    </style:style>
    <style:style style:name="P144" style:family="paragraph" style:parent-style-name="Text_20_body">
      <style:text-properties officeooo:rsid="00657017" officeooo:paragraph-rsid="0082f133"/>
    </style:style>
    <style:style style:name="P145" style:family="paragraph" style:parent-style-name="Text_20_body">
      <style:paragraph-properties fo:break-before="page"/>
      <style:text-properties officeooo:rsid="00657017" officeooo:paragraph-rsid="00849b68"/>
    </style:style>
    <style:style style:name="P146" style:family="paragraph" style:parent-style-name="Text_20_body">
      <style:paragraph-properties fo:break-before="page"/>
      <style:text-properties officeooo:rsid="00657017" officeooo:paragraph-rsid="006c2b9f"/>
    </style:style>
    <style:style style:name="P147" style:family="paragraph" style:parent-style-name="Text_20_body">
      <style:text-properties officeooo:rsid="00657017" officeooo:paragraph-rsid="008684df"/>
    </style:style>
    <style:style style:name="P148" style:family="paragraph" style:parent-style-name="Text_20_body">
      <style:text-properties fo:font-size="16pt" officeooo:rsid="00657017" officeooo:paragraph-rsid="00849b68" style:font-size-complex="16pt"/>
    </style:style>
    <style:style style:name="P149" style:family="paragraph" style:parent-style-name="Text_20_body">
      <style:text-properties fo:font-size="16pt" officeooo:rsid="00657017" officeooo:paragraph-rsid="008684df" style:font-size-complex="16pt"/>
    </style:style>
    <style:style style:name="P150" style:family="paragraph" style:parent-style-name="Text_20_body">
      <style:text-properties officeooo:paragraph-rsid="0089de00"/>
    </style:style>
    <style:style style:name="T1" style:family="text">
      <style:text-properties officeooo:rsid="001e9ab4"/>
    </style:style>
    <style:style style:name="T2" style:family="text">
      <style:text-properties officeooo:rsid="001ffcfa"/>
    </style:style>
    <style:style style:name="T3" style:family="text">
      <style:text-properties fo:color="#ddaa33" loext:opacity="100%" fo:font-style="normal" style:font-style-asian="normal" style:font-style-complex="normal"/>
    </style:style>
    <style:style style:name="T4" style:family="text">
      <style:text-properties fo:color="#ddaa33" loext:opacity="100%" fo:font-style="normal" officeooo:rsid="00485842" style:font-style-asian="normal" style:font-style-complex="normal"/>
    </style:style>
    <style:style style:name="T5" style:family="text">
      <style:text-properties officeooo:rsid="00219239"/>
    </style:style>
    <style:style style:name="T6" style:family="text">
      <style:text-properties officeooo:rsid="00237800"/>
    </style:style>
    <style:style style:name="T7" style:family="text">
      <style:text-properties officeooo:rsid="0023e63b"/>
    </style:style>
    <style:style style:name="T8" style:family="text">
      <style:text-properties officeooo:rsid="0025ddce"/>
    </style:style>
    <style:style style:name="T9" style:family="text">
      <style:text-properties fo:color="#ffff38" loext:opacity="100%"/>
    </style:style>
    <style:style style:name="T10" style:family="text">
      <style:text-properties fo:color="#ffff38" loext:opacity="100%" style:font-name="Hack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38" loext:opacity="100%" style:font-name="Hack" fo:font-size="10pt" fo:font-weight="bold" officeooo:rsid="001e9ab4" style:font-size-asian="10pt" style:font-weight-asian="bold" style:font-size-complex="10pt" style:font-weight-complex="bold"/>
    </style:style>
    <style:style style:name="T12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ffff38" loext:opacity="100%" style:font-name="Hack" fo:font-size="10pt" fo:language="zxx" fo:country="none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ffff38" loext:opacity="100%" fo:font-weight="normal" style:font-weight-asian="normal" style:font-weight-complex="normal"/>
    </style:style>
    <style:style style:name="T16" style:family="text">
      <style:text-properties fo:color="#ffff38" loext:opacity="100%" officeooo:rsid="0028d6d7"/>
    </style:style>
    <style:style style:name="T17" style:family="text">
      <style:text-properties fo:color="#ffff38" loext:opacity="100%" style:font-name="Fira Code" fo:font-size="10pt" fo:background-color="#000000" loext:char-shading-value="0" style:font-size-asian="10pt" style:font-name-complex="Fira Code" style:font-size-complex="10pt"/>
    </style:style>
    <style:style style:name="T18" style:family="text">
      <style:text-properties fo:color="#ffff38" loext:opacity="100%" style:font-name="Fira Code" fo:font-size="10pt" officeooo:rsid="0030ebc1" fo:background-color="#000000" loext:char-shading-value="0" style:font-size-asian="10pt" style:font-name-complex="Fira Code" style:font-size-complex="10pt"/>
    </style:style>
    <style:style style:name="T19" style:family="text">
      <style:text-properties fo:color="#ffff38" loext:opacity="100%" style:font-name="Fira Code" fo:font-size="10pt" officeooo:rsid="003b3846" fo:background-color="#000000" loext:char-shading-value="0" style:font-size-asian="10pt" style:font-name-complex="Fira Code" style:font-size-complex="10pt"/>
    </style:style>
    <style:style style:name="T20" style:family="text">
      <style:text-properties fo:color="#ffff38" loext:opacity="100%" style:font-name="Fira Code" fo:font-size="10pt" style:font-size-asian="10pt" style:font-size-complex="10pt"/>
    </style:style>
    <style:style style:name="T21" style:family="text">
      <style:text-properties fo:color="#ffff38" loext:opacity="100%" style:font-name="Fira Code" fo:font-size="10pt" officeooo:rsid="0030ebc1" style:font-size-asian="10pt" style:font-size-complex="10pt"/>
    </style:style>
    <style:style style:name="T22" style:family="text">
      <style:text-properties fo:color="#ffff38" loext:opacity="100%" fo:font-size="15pt" style:font-size-asian="15pt" style:font-size-complex="15pt"/>
    </style:style>
    <style:style style:name="T23" style:family="text">
      <style:text-properties fo:color="#ffff38" loext:opacity="100%" officeooo:rsid="003b3846"/>
    </style:style>
    <style:style style:name="T24" style:family="text">
      <style:text-properties fo:color="#b4c7dc" loext:opacity="100%"/>
    </style:style>
    <style:style style:name="T25" style:family="text">
      <style:text-properties officeooo:rsid="00265ad7"/>
    </style:style>
    <style:style style:name="T26" style:family="text">
      <style:text-properties fo:color="#ff79c6" loext:opacity="100%"/>
    </style:style>
    <style:style style:name="T27" style:family="text">
      <style:text-properties fo:color="#ff79c6" loext:opacity="100%" officeooo:rsid="0045c72e"/>
    </style:style>
    <style:style style:name="T28" style:family="text">
      <style:text-properties fo:color="#ff79c6" loext:opacity="100%" fo:font-size="15pt" officeooo:rsid="00470b3b" style:font-size-asian="15pt" style:font-size-complex="15pt"/>
    </style:style>
    <style:style style:name="T29" style:family="text">
      <style:text-properties fo:color="#ff79c6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0" style:family="text">
      <style:text-properties fo:color="#ff79c6" loext:opacity="100%" style:font-name="Hack" fo:font-size="10pt" officeooo:rsid="006ae8f6" style:font-size-asian="10pt" style:font-size-complex="10pt"/>
    </style:style>
    <style:style style:name="T31" style:family="text">
      <style:text-properties fo:color="#ff79c6" loext:opacity="100%" style:font-name="Hack" fo:font-size="10pt" officeooo:rsid="006bacd5" style:font-size-asian="10pt" style:font-size-complex="10pt"/>
    </style:style>
    <style:style style:name="T32" style:family="text">
      <style:text-properties fo:color="#ff79c6" loext:opacity="100%" style:font-name="Hack" fo:font-size="10pt" officeooo:rsid="00849b68" style:font-size-asian="10pt" style:font-size-complex="10pt"/>
    </style:style>
    <style:style style:name="T33" style:family="text">
      <style:text-properties fo:color="#ff79c6" loext:opacity="100%" style:font-name="Hack" fo:font-size="10pt" officeooo:rsid="006bacd5" style:font-size-asian="10pt" style:font-name-complex="Hack" style:font-size-complex="10pt"/>
    </style:style>
    <style:style style:name="T34" style:family="text">
      <style:text-properties fo:color="#ff79c6" loext:opacity="100%" officeooo:rsid="007692ba"/>
    </style:style>
    <style:style style:name="T35" style:family="text">
      <style:text-properties fo:color="#f8f8f2" loext:opacity="100%"/>
    </style:style>
    <style:style style:name="T36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7" style:family="text">
      <style:text-properties fo:color="#f8f8f2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8" style:family="text">
      <style:text-properties fo:color="#f8f8f2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9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40" style:family="text">
      <style:text-properties fo:color="#6272a4" loext:opacity="100%"/>
    </style:style>
    <style:style style:name="T41" style:family="text">
      <style:text-properties fo:color="#6272a4" loext:opacity="100%" fo:font-size="14pt" style:font-size-asian="14pt" style:font-size-complex="14pt"/>
    </style:style>
    <style:style style:name="T42" style:family="text">
      <style:text-properties fo:color="#6272a4" loext:opacity="100%" fo:font-size="14pt" officeooo:rsid="004a9318" style:font-size-asian="14pt" style:font-size-complex="14pt"/>
    </style:style>
    <style:style style:name="T43" style:family="text">
      <style:text-properties fo:color="#6272a4" loext:opacity="100%" fo:font-size="14pt" officeooo:rsid="004a9c04" style:font-size-asian="14pt" style:font-size-complex="14pt"/>
    </style:style>
    <style:style style:name="T44" style:family="text">
      <style:text-properties fo:color="#6272a4" loext:opacity="100%" fo:font-size="14pt" officeooo:rsid="00722f9b" style:font-size-asian="14pt" style:font-size-complex="14pt"/>
    </style:style>
    <style:style style:name="T45" style:family="text">
      <style:text-properties fo:color="#6272a4" loext:opacity="100%" fo:font-size="14pt" officeooo:rsid="007692ba" style:font-size-asian="14pt" style:font-size-complex="14pt"/>
    </style:style>
    <style:style style:name="T46" style:family="text">
      <style:text-properties fo:color="#6272a4" loext:opacity="100%" fo:font-size="8pt" style:font-size-asian="8pt" style:font-size-complex="8pt"/>
    </style:style>
    <style:style style:name="T47" style:family="text">
      <style:text-properties fo:color="#6272a4" loext:opacity="100%" fo:font-size="8pt" officeooo:rsid="004e074f" style:font-size-asian="8pt" style:font-size-complex="8pt"/>
    </style:style>
    <style:style style:name="T48" style:family="text">
      <style:text-properties fo:color="#6272a4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49" style:family="text">
      <style:text-properties fo:color="#6272a4" loext:opacity="100%" officeooo:rsid="004eb207"/>
    </style:style>
    <style:style style:name="T50" style:family="text">
      <style:text-properties fo:color="#6272a4" loext:opacity="100%" fo:font-size="12pt" officeooo:rsid="007692ba" style:font-size-asian="12pt" style:font-size-complex="12pt"/>
    </style:style>
    <style:style style:name="T51" style:family="text">
      <style:text-properties fo:color="#6272a4" loext:opacity="100%" fo:font-size="12pt" officeooo:rsid="0082f133" style:font-size-asian="12pt" style:font-size-complex="12pt"/>
    </style:style>
    <style:style style:name="T52" style:family="text">
      <style:text-properties fo:color="#8be9fd" loext:opacity="100%"/>
    </style:style>
    <style:style style:name="T53" style:family="text">
      <style:text-properties fo:color="#8be9fd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4" style:family="text">
      <style:text-properties fo:color="#8be9fd" loext:opacity="100%" officeooo:rsid="00375a8a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5" style:family="text">
      <style:text-properties fo:color="#8be9fd" loext:opacity="100%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6" style:family="text">
      <style:text-properties fo:color="#8be9fd" loext:opacity="100%" fo:font-style="italic"/>
    </style:style>
    <style:style style:name="T57" style:family="text">
      <style:text-properties fo:color="#50fa7b" loext:opacity="100%"/>
    </style:style>
    <style:style style:name="T58" style:family="text">
      <style:text-properties fo:color="#50fa7b" loext:opacity="100%" style:font-name="Noto Sans" fo:font-size="11pt" style:font-size-asian="11pt" style:font-size-complex="11pt"/>
    </style:style>
    <style:style style:name="T59" style:family="text">
      <style:text-properties fo:color="#50fa7b" loext:opacity="100%" style:font-name="Noto Sans" fo:font-size="11pt" fo:font-weight="bold" officeooo:rsid="004a9318" style:font-name-asian="FreeSans" style:font-size-asian="11pt" style:font-weight-asian="bold" style:font-name-complex="FreeSans" style:font-size-complex="11pt" style:font-weight-complex="bold"/>
    </style:style>
    <style:style style:name="T60" style:family="text">
      <style:text-properties fo:color="#50fa7b" loext:opacity="100%" fo:font-weight="normal" style:font-weight-asian="normal" style:font-weight-complex="normal"/>
    </style:style>
    <style:style style:name="T61" style:family="text">
      <style:text-properties fo:color="#50fa7b" loext:opacity="100%" fo:font-weight="normal" officeooo:rsid="0055924d" style:font-weight-asian="normal" style:font-weight-complex="normal"/>
    </style:style>
    <style:style style:name="T62" style:family="text">
      <style:text-properties fo:color="#50fa7b" loext:opacity="100%" style:font-name="Fira Code" fo:font-size="10pt" officeooo:rsid="0069c4d0" style:font-size-asian="10pt" style:font-size-complex="10pt"/>
    </style:style>
    <style:style style:name="T63" style:family="text">
      <style:text-properties fo:color="#50fa7b" loext:opacity="100%" officeooo:rsid="007da025"/>
    </style:style>
    <style:style style:name="T64" style:family="text">
      <style:text-properties fo:color="#bd93f9" loext:opacity="100%"/>
    </style:style>
    <style:style style:name="T65" style:family="text">
      <style:text-properties fo:color="#bd93f9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6" style:family="text">
      <style:text-properties fo:color="#bd93f9" loext:opacity="100%" style:font-name="TH Sarabun New" fo:font-size="12pt" fo:language="zxx" fo:country="none" fo:font-style="normal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67" style:family="text">
      <style:text-properties fo:color="#bd93f9" loext:opacity="100%" fo:font-weight="bold" style:font-weight-asian="bold" style:font-weight-complex="bold"/>
    </style:style>
    <style:style style:name="T68" style:family="text">
      <style:text-properties fo:color="#bd93f9" loext:opacity="100%" fo:font-size="16pt" fo:language="zxx" fo:country="none" fo:font-style="normal" style:text-underline-style="none" fo:font-weight="normal" officeooo:rsid="00375a8a" fo:background-color="#282a36" loext:char-shading-value="0" style:font-size-asian="16pt" style:font-size-complex="16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9" style:family="text">
      <style:text-properties fo:color="#bd93f9" loext:opacity="100%" style:font-name="Fira Code" fo:font-size="12pt" style:font-size-asian="12pt" style:font-size-complex="12pt"/>
    </style:style>
    <style:style style:name="T70" style:family="text">
      <style:text-properties fo:color="#bd93f9" loext:opacity="100%" style:font-name="Fira Code" fo:font-size="12pt" fo:language="zxx" fo:country="none" fo:font-style="normal" style:text-underline-style="none" fo:font-weight="normal" officeooo:rsid="00375a8a" fo:background-color="#282a36" loext:char-shading-value="0" style:font-size-asian="12pt" style:font-size-complex="12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1" style:family="text">
      <style:text-properties fo:color="#bd93f9" loext:opacity="100%" style:font-name="Fira Code" fo:font-size="10pt" style:font-size-asian="10pt" style:font-size-complex="10pt"/>
    </style:style>
    <style:style style:name="T72" style:family="text">
      <style:text-properties fo:color="#bd93f9" loext:opacity="100%" style:font-name="Fira Code" fo:font-size="10pt" officeooo:rsid="00485842" style:font-size-asian="10pt" style:font-size-complex="10pt"/>
    </style:style>
    <style:style style:name="T73" style:family="text">
      <style:text-properties fo:color="#bd93f9" loext:opacity="100%" officeooo:rsid="0059f91d"/>
    </style:style>
    <style:style style:name="T74" style:family="text">
      <style:text-properties fo:color="#bd93f9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5" style:family="text">
      <style:text-properties fo:color="#bd93f9" loext:opacity="100%" officeooo:rsid="00375a8a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6" style:family="text">
      <style:text-properties fo:color="#bd93f9" loext:opacity="100%" officeooo:rsid="0074d006"/>
    </style:style>
    <style:style style:name="T77" style:family="text">
      <style:text-properties fo:color="#bd93f9" loext:opacity="100%" officeooo:rsid="005c8f9f"/>
    </style:style>
    <style:style style:name="T78" style:family="text">
      <style:text-properties fo:color="#bd93f9" loext:opacity="100%" style:font-name="Fira Code" fo:font-size="10pt" officeooo:rsid="004eb207" style:font-size-asian="10pt" style:font-name-complex="Fira Code" style:font-size-complex="10pt"/>
    </style:style>
    <style:style style:name="T79" style:family="text">
      <style:text-properties fo:color="#ffffff" loext:opacity="100%"/>
    </style:style>
    <style:style style:name="T80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5ad7" fo:background-color="transparent" loext:char-shading-value="0" style:font-size-asian="16pt" style:font-size-complex="16pt"/>
    </style:style>
    <style:style style:name="T81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f5c2" fo:background-color="transparent" loext:char-shading-value="0" style:font-size-asian="16pt" style:font-size-complex="16pt"/>
    </style:style>
    <style:style style:name="T82" style:family="text">
      <style:text-properties fo:color="#ffffff" loext:opacity="100%" style:font-name="TH Sarabun New" fo:font-size="16pt" fo:language="zxx" fo:country="none" fo:font-style="italic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83" style:family="text">
      <style:text-properties fo:color="#ffffff" loext:opacity="100%" officeooo:rsid="007da025"/>
    </style:style>
    <style:style style:name="T84" style:family="text">
      <style:text-properties fo:color="#d4ea6b" loext:opacity="100%"/>
    </style:style>
    <style:style style:name="T85" style:family="text">
      <style:text-properties officeooo:rsid="002871bb"/>
    </style:style>
    <style:style style:name="T86" style:family="text">
      <style:text-properties officeooo:rsid="0028d6d7"/>
    </style:style>
    <style:style style:name="T87" style:family="text">
      <style:text-properties officeooo:rsid="0028f4b5"/>
    </style:style>
    <style:style style:name="T88" style:family="text">
      <style:text-properties officeooo:rsid="0029a799"/>
    </style:style>
    <style:style style:name="T89" style:family="text">
      <style:text-properties officeooo:rsid="002ab890"/>
    </style:style>
    <style:style style:name="T90" style:family="text">
      <style:text-properties fo:color="#44475a" loext:opacity="100%"/>
    </style:style>
    <style:style style:name="T91" style:family="text">
      <style:text-properties fo:color="#44475a" loext:opacity="100%" style:text-underline-style="none"/>
    </style:style>
    <style:style style:name="T92" style:family="text">
      <style:text-properties officeooo:rsid="002c6343"/>
    </style:style>
    <style:style style:name="T93" style:family="text">
      <style:text-properties fo:color="#f1fa8c" loext:opacity="100%"/>
    </style:style>
    <style:style style:name="T94" style:family="text">
      <style:text-properties fo:color="#f1fa8c" loext:opacity="100%" style:text-underline-style="none" officeooo:rsid="002ab890" fo:background-color="transparent" loext:char-shading-value="0"/>
    </style:style>
    <style:style style:name="T95" style:family="text">
      <style:text-properties fo:color="#f1fa8c" loext:opacity="100%" style:text-underline-style="none" officeooo:rsid="002c6343" fo:background-color="transparent" loext:char-shading-value="0"/>
    </style:style>
    <style:style style:name="T96" style:family="text">
      <style:text-properties fo:color="#f1fa8c" loext:opacity="100%" style:font-name="Courier New" fo:font-size="10.5pt" style:text-underline-style="none" officeooo:rsid="002c6343" fo:background-color="transparent" loext:char-shading-value="0" style:font-size-asian="10.5pt" style:font-size-complex="10.5pt"/>
    </style:style>
    <style:style style:name="T97" style:family="text">
      <style:text-properties fo:color="#f1fa8c" loext:opacity="100%" style:font-name="Courier New" fo:font-size="10.5pt" style:text-underline-style="none" officeooo:rsid="002ab890" fo:background-color="transparent" loext:char-shading-value="0" style:font-size-asian="10.5pt" style:font-size-complex="10.5pt"/>
    </style:style>
    <style:style style:name="T98" style:family="text">
      <style:text-properties fo:color="#f1fa8c" loext:opacity="100%" fo:font-size="16pt" style:text-underline-style="solid" style:text-underline-width="auto" style:text-underline-color="font-color" fo:font-weight="bold" officeooo:rsid="00849b68" style:font-size-asian="10pt" style:font-weight-asian="bold" style:font-size-complex="16pt" style:font-weight-complex="bold"/>
    </style:style>
    <style:style style:name="T99" style:family="text">
      <style:text-properties fo:color="#f1fa8c" loext:opacity="100%" style:font-name="Fira Code" fo:font-size="10pt" officeooo:rsid="004eb207" style:font-size-asian="10pt" style:font-name-complex="Fira Code" style:font-size-complex="10pt"/>
    </style:style>
    <style:style style:name="T100" style:family="text">
      <style:text-properties style:text-underline-style="none" fo:font-weight="bold" style:font-weight-asian="bold" style:font-weight-complex="bold"/>
    </style:style>
    <style:style style:name="T101" style:family="text">
      <style:text-properties fo:font-size="12pt" style:font-size-asian="12pt" style:font-size-complex="12pt"/>
    </style:style>
    <style:style style:name="T102" style:family="text">
      <style:text-properties officeooo:rsid="00323a3d"/>
    </style:style>
    <style:style style:name="T103" style:family="text">
      <style:text-properties officeooo:rsid="00375a8a"/>
    </style:style>
    <style:style style:name="T104" style:family="text">
      <style:text-properties officeooo:rsid="0037c8a3"/>
    </style:style>
    <style:style style:name="T105" style:family="text">
      <style:text-properties officeooo:rsid="0039a4ba"/>
    </style:style>
    <style:style style:name="T106" style:family="text">
      <style:text-properties officeooo:rsid="003b3846"/>
    </style:style>
    <style:style style:name="T107" style:family="text">
      <style:text-properties officeooo:rsid="003d1c75"/>
    </style:style>
    <style:style style:name="T108" style:family="text">
      <style:text-properties style:text-underline-style="dash" style:text-underline-width="auto" style:text-underline-color="font-color"/>
    </style:style>
    <style:style style:name="T109" style:family="text">
      <style:text-properties style:text-underline-style="solid" style:text-underline-width="auto" style:text-underline-color="#ff5555"/>
    </style:style>
    <style:style style:name="T110" style:family="text">
      <style:text-properties officeooo:rsid="003dc967"/>
    </style:style>
    <style:style style:name="T111" style:family="text">
      <style:text-properties officeooo:rsid="003ea86e"/>
    </style:style>
    <style:style style:name="T112" style:family="text">
      <style:text-properties officeooo:rsid="003fc94d"/>
    </style:style>
    <style:style style:name="T113" style:family="text">
      <style:text-properties officeooo:rsid="003fe4b7"/>
    </style:style>
    <style:style style:name="T114" style:family="text">
      <style:text-properties officeooo:rsid="004295f1"/>
    </style:style>
    <style:style style:name="T115" style:family="text">
      <style:text-properties officeooo:rsid="0043e55b"/>
    </style:style>
    <style:style style:name="T116" style:family="text">
      <style:text-properties officeooo:rsid="0045c72e"/>
    </style:style>
    <style:style style:name="T117" style:family="text">
      <style:text-properties officeooo:rsid="0047d632"/>
    </style:style>
    <style:style style:name="T118" style:family="text">
      <style:text-properties fo:font-size="15pt" style:font-size-asian="15pt" style:font-size-complex="15pt"/>
    </style:style>
    <style:style style:name="T119" style:family="text">
      <style:text-properties fo:font-size="15pt" officeooo:rsid="00470b3b" style:font-size-asian="15pt" style:font-size-complex="15pt"/>
    </style:style>
    <style:style style:name="T120" style:family="text">
      <style:text-properties fo:font-size="16pt" officeooo:rsid="00485842" style:font-size-asian="16pt" style:font-size-complex="16pt"/>
    </style:style>
    <style:style style:name="T121" style:family="text">
      <style:text-properties fo:font-size="16pt" officeooo:rsid="004eb207" style:font-size-asian="16pt" style:font-size-complex="16pt"/>
    </style:style>
    <style:style style:name="T122" style:family="text">
      <style:text-properties fo:font-size="16pt" officeooo:rsid="00849b68" style:font-size-complex="16pt"/>
    </style:style>
    <style:style style:name="T123" style:family="text">
      <style:text-properties fo:font-size="16pt" officeooo:rsid="00849b68" style:font-size-asian="10pt" style:font-size-complex="16pt"/>
    </style:style>
    <style:style style:name="T124" style:family="text">
      <style:text-properties officeooo:rsid="00485842"/>
    </style:style>
    <style:style style:name="T125" style:family="text">
      <style:text-properties officeooo:rsid="004a9318"/>
    </style:style>
    <style:style style:name="T126" style:family="text">
      <style:text-properties officeooo:rsid="004bb3ed"/>
    </style:style>
    <style:style style:name="T127" style:family="text">
      <style:text-properties fo:color="#ffb86c" loext:opacity="100%"/>
    </style:style>
    <style:style style:name="T128" style:family="text">
      <style:text-properties fo:color="#ffb86c" loext:opacity="100%" style:font-name="Fira Code" fo:font-size="8pt" style:font-size-asian="8pt" style:font-name-complex="Fira Code" style:font-size-complex="8pt"/>
    </style:style>
    <style:style style:name="T129" style:family="text">
      <style:text-properties fo:color="#ffb86c" loext:opacity="100%" style:font-name="Fira Code" fo:font-size="8pt" officeooo:rsid="0055924d" style:font-size-asian="8pt" style:font-name-complex="Fira Code" style:font-size-complex="8pt"/>
    </style:style>
    <style:style style:name="T130" style:family="text">
      <style:text-properties fo:color="#ffb86c" loext:opacity="100%" style:font-name="Fira Code" fo:font-size="8pt" officeooo:rsid="0057af07" style:font-size-asian="8pt" style:font-name-complex="Fira Code" style:font-size-complex="8pt"/>
    </style:style>
    <style:style style:name="T131" style:family="text">
      <style:text-properties fo:color="#ffb86c" loext:opacity="100%" style:font-name="Fira Code" fo:font-size="10pt" style:font-size-asian="10pt" style:font-size-complex="10pt"/>
    </style:style>
    <style:style style:name="T132" style:family="text">
      <style:text-properties fo:color="#ffb86c" loext:opacity="100%" style:font-name="Fira Code" fo:font-size="10pt" officeooo:rsid="0069c4d0" style:font-size-asian="10pt" style:font-size-complex="10pt"/>
    </style:style>
    <style:style style:name="T133" style:family="text">
      <style:text-properties fo:color="#ffb86c" loext:opacity="100%" style:font-name="Fira Code" fo:font-size="10pt" officeooo:rsid="00485842" style:font-size-asian="10pt" style:font-size-complex="10pt"/>
    </style:style>
    <style:style style:name="T134" style:family="text">
      <style:text-properties fo:color="#ffb86c" loext:opacity="100%" style:font-name="Fira Code" fo:font-size="10pt" fo:font-style="normal" officeooo:rsid="00485842" style:font-size-asian="10pt" style:font-style-asian="normal" style:font-name-complex="TH Sarabun New" style:font-size-complex="10pt" style:font-style-complex="normal"/>
    </style:style>
    <style:style style:name="T135" style:family="text">
      <style:text-properties fo:color="#ffb86c" loext:opacity="100%" officeooo:rsid="006ae8f6"/>
    </style:style>
    <style:style style:name="T136" style:family="text">
      <style:text-properties fo:color="#ffb86c" loext:opacity="100%" officeooo:rsid="006bacd5"/>
    </style:style>
    <style:style style:name="T137" style:family="text">
      <style:text-properties fo:color="#ffb86c" loext:opacity="100%" style:font-name="Hack" fo:font-size="10pt" officeooo:rsid="0074d006" style:font-size-asian="10pt" style:font-size-complex="10pt"/>
    </style:style>
    <style:style style:name="T138" style:family="text">
      <style:text-properties fo:color="#ffb86c" loext:opacity="100%" style:font-name="Hack" fo:font-size="10pt" officeooo:rsid="007692ba" style:font-size-asian="10pt" style:font-size-complex="10pt"/>
    </style:style>
    <style:style style:name="T139" style:family="text">
      <style:text-properties fo:color="#ffb86c" loext:opacity="100%" style:font-name="Hack" fo:font-size="10pt" officeooo:rsid="007692ba" style:font-size-asian="10pt" style:font-name-complex="Hack" style:font-size-complex="10pt"/>
    </style:style>
    <style:style style:name="T140" style:family="text">
      <style:text-properties fo:color="#ffb86c" loext:opacity="100%" style:font-name="Hack" fo:font-size="10pt" officeooo:rsid="0074d006" style:font-size-asian="10pt" style:font-name-complex="Hack" style:font-size-complex="10pt"/>
    </style:style>
    <style:style style:name="T141" style:family="text">
      <style:text-properties fo:color="#ffb86c" loext:opacity="100%" style:font-name="Hack" fo:font-size="10pt" officeooo:rsid="0074d006" fo:background-color="#44475a" loext:char-shading-value="0" style:font-size-asian="10pt" style:font-size-complex="10pt"/>
    </style:style>
    <style:style style:name="T142" style:family="text">
      <style:text-properties style:font-name="TH Sarabun New" fo:font-size="16pt" officeooo:rsid="004eb207" style:font-size-asian="16pt" style:font-name-complex="TH Sarabun New" style:font-size-complex="16pt"/>
    </style:style>
    <style:style style:name="T143" style:family="text">
      <style:text-properties officeooo:rsid="0053e1b4"/>
    </style:style>
    <style:style style:name="T144" style:family="text">
      <style:text-properties officeooo:rsid="0055924d"/>
    </style:style>
    <style:style style:name="T145" style:family="text">
      <style:text-properties style:font-name="Athiti"/>
    </style:style>
    <style:style style:name="T146" style:family="text">
      <style:text-properties style:font-name="Athiti" officeooo:rsid="0056b8bb"/>
    </style:style>
    <style:style style:name="T147" style:family="text">
      <style:text-properties fo:font-weight="bold" officeooo:rsid="0053e1b4" style:font-weight-asian="bold" style:font-weight-complex="bold"/>
    </style:style>
    <style:style style:name="T148" style:family="text">
      <style:text-properties officeooo:rsid="0058458b"/>
    </style:style>
    <style:style style:name="T149" style:family="text">
      <style:text-properties officeooo:rsid="0059503a"/>
    </style:style>
    <style:style style:name="T150" style:family="text">
      <style:text-properties officeooo:rsid="0059f91d"/>
    </style:style>
    <style:style style:name="T151" style:family="text">
      <style:text-properties style:use-window-font-color="true" loext:opacity="0%" officeooo:rsid="0059f91d"/>
    </style:style>
    <style:style style:name="T152" style:family="text">
      <style:text-properties style:use-window-font-color="true" loext:opacity="0%" officeooo:rsid="005f45c7"/>
    </style:style>
    <style:style style:name="T153" style:family="text">
      <style:text-properties style:use-window-font-color="true" loext:opacity="0%" officeooo:rsid="007ed102"/>
    </style:style>
    <style:style style:name="T154" style:family="text">
      <style:text-properties style:text-underline-style="wave" style:text-underline-width="auto" style:text-underline-color="#ff5555"/>
    </style:style>
    <style:style style:name="T155" style:family="text">
      <style:text-properties fo:color="#ff5555" loext:opacity="100%"/>
    </style:style>
    <style:style style:name="T156" style:family="text">
      <style:text-properties fo:color="#ff5555" loext:opacity="100%" officeooo:rsid="0074d006"/>
    </style:style>
    <style:style style:name="T157" style:family="text">
      <style:text-properties fo:color="#ff5555" loext:opacity="100%" style:font-name="Hack" fo:font-size="10pt" officeooo:rsid="0074d006" style:font-size-asian="10pt" style:font-size-complex="10pt"/>
    </style:style>
    <style:style style:name="T158" style:family="text">
      <style:text-properties fo:color="#ff5555" loext:opacity="100%" officeooo:rsid="007692ba"/>
    </style:style>
    <style:style style:name="T159" style:family="text">
      <style:text-properties officeooo:rsid="0061081a"/>
    </style:style>
    <style:style style:name="T160" style:family="text">
      <style:text-properties officeooo:rsid="0062bb36"/>
    </style:style>
    <style:style style:name="T161" style:family="text">
      <style:text-properties officeooo:rsid="00641002"/>
    </style:style>
    <style:style style:name="T162" style:family="text">
      <style:text-properties officeooo:rsid="0065601f"/>
    </style:style>
    <style:style style:name="T163" style:family="text">
      <style:text-properties officeooo:rsid="00665b79"/>
    </style:style>
    <style:style style:name="T164" style:family="text">
      <style:text-properties officeooo:rsid="0069c4d0"/>
    </style:style>
    <style:style style:name="T165" style:family="text">
      <style:text-properties officeooo:rsid="006ae8f6"/>
    </style:style>
    <style:style style:name="T166" style:family="text">
      <style:text-properties officeooo:rsid="006bacd5"/>
    </style:style>
    <style:style style:name="T167" style:family="text">
      <style:text-properties officeooo:rsid="006c2b9f"/>
    </style:style>
    <style:style style:name="T168" style:family="text">
      <style:text-properties officeooo:rsid="007102b7"/>
    </style:style>
    <style:style style:name="T169" style:family="text">
      <style:text-properties officeooo:rsid="0074d006"/>
    </style:style>
    <style:style style:name="T170" style:family="text">
      <style:text-properties officeooo:rsid="007692ba"/>
    </style:style>
    <style:style style:name="T171" style:family="text">
      <style:text-properties officeooo:rsid="007a7145"/>
    </style:style>
    <style:style style:name="T172" style:family="text">
      <style:text-properties officeooo:rsid="007da025"/>
    </style:style>
    <style:style style:name="T173" style:family="text">
      <style:text-properties style:font-name="Courier New" fo:font-size="10.5pt" style:text-underline-style="none" fo:background-color="transparent" loext:char-shading-value="0" style:font-size-asian="10.5pt" style:font-size-complex="10.5pt"/>
    </style:style>
    <style:style style:name="T174" style:family="text">
      <style:text-properties officeooo:rsid="0082f133"/>
    </style:style>
    <style:style style:name="T175" style:family="text">
      <style:text-properties officeooo:rsid="00849b68"/>
    </style:style>
    <style:style style:name="T176" style:family="text">
      <style:text-properties officeooo:rsid="00849b68" fo:background-color="#44475a" loext:char-shading-value="0"/>
    </style:style>
    <style:style style:name="T177" style:family="text">
      <style:text-properties officeooo:rsid="008684df" fo:background-color="#44475a" loext:char-shading-value="0"/>
    </style:style>
    <style:style style:name="T178" style:family="text">
      <style:text-properties officeooo:rsid="008684df"/>
    </style:style>
    <style:style style:name="T179" style:family="text">
      <style:text-properties officeooo:rsid="0089bf38"/>
    </style:style>
    <style:style style:name="T180" style:family="text">
      <style:text-properties style:font-name="Fira Code" fo:font-size="16pt" officeooo:rsid="004eb207" style:font-size-asian="16pt" style:font-name-complex="Fira Code" style:font-size-complex="16pt"/>
    </style:style>
    <style:style style:name="T181" style:family="text">
      <style:text-properties style:font-name="Fira Code" fo:font-size="12pt" officeooo:rsid="004eb207" style:font-size-asian="12pt" style:font-name-complex="Fira Code" style:font-size-complex="12pt"/>
    </style:style>
    <style:style style:name="T182" style:family="text">
      <style:text-properties style:font-name="Fira Code" fo:font-size="10pt" officeooo:rsid="004eb207" style:font-size-asian="10pt" style:font-name-complex="Fira Code" style:font-size-complex="10pt"/>
    </style:style>
    <style:style style:name="T183" style:family="text">
      <style:text-properties officeooo:rsid="008a9b10"/>
    </style:style>
    <style:style style:name="fr1" style:family="graphic" style:parent-style-name="Frame">
      <style:graphic-properties fo:margin-left="0.319cm" fo:margin-right="0.319cm" fo:margin-top="0.319cm" fo:margin-bottom="0.31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s is Cover</text:h>
      <text:h text:style-name="P111" text:outline-level="1">This is คำนำ</text:h>
      <text:h text:style-name="P111" text:outline-level="1">บริจาคให้เรา</text:h>
      <text:h text:style-name="P111" text:outline-level="1">This is สารบัญ</text:h>
      <text:h text:style-name="P112" text:outline-level="1">บทที่ <text:span text:style-name="T3">0</text:span></text:h>
      <text:h text:style-name="P116" text:outline-level="2"><text:span text:style-name="T2">ภาษา </text:span><text:span text:style-name="T1">Python</text:span></text:h>
      <text:p text:style-name="P1"/>
      <text:p text:style-name="P17"><text:tab/>ภาษา <text:span text:style-name="T10">Python</text:span> นั้น เป็นภาษาที่มีความนิยมในโลกของการเขียนโปรแกรมยุคใหม่ เพราะว่า ศึกษาง่าย เรียนง่าย และเป็นมิตรเป็นผู้ใช้ มากกว่าภาษาอื่นๆ อย่างภาษา <text:span text:style-name="T15">C</text:span> และ <text:span text:style-name="T9">JavaScript</text:span> ที่เหมาะกับมือใหม่เช่นกัน แต่ไม่ค่อยเป็นมิตรเท่าไหร่</text:p>
      <text:p text:style-name="P17"><text:tab/><text:span text:style-name="T5">ข้อดีของภาษานี้คือ เป็นภาษาโปรแกรมที่ เข้าใจง่าย ใช้เวลาในการศึกษาไม่มาก มีฟีเจอร์และLibrary ที่ครอบคลุมการใช้งาน</text:span></text:p>
      <text:p text:style-name="P18"><text:tab/><text:span text:style-name="T8">ตัวอย่างสายอาชีพที่ได้ใช้ภาษา </text:span><text:span text:style-name="T10">Python</text:span><text:span text:style-name="T8"> ได้แก่...</text:span></text:p>
      <text:list xml:id="list3196641432" text:style-name="L1">
        <text:list-item>
          <text:p text:style-name="P128"><text:span text:style-name="T84">Backend Developer </text:span>(นักพัฒนาเว็บไซต์<text:span text:style-name="T7">ฝ่ายหลังบ้าน</text:span>)</text:p>
        </text:list-item>
        <text:list-item>
          <text:p text:style-name="P128"><text:span text:style-name="T84">Software Developer</text:span> (นักพัฒนาซอฟแวร์)</text:p>
        </text:list-item>
        <text:list-item>
          <text:p text:style-name="P129"><text:span text:style-name="T84">Machine Learning Engineer</text:span> (วิศวกรและนักพัฒนา AI)</text:p>
        </text:list-item>
        <text:list-item>
          <text:p text:style-name="P128"><text:span text:style-name="T84">Mathematics </text:span>(นักคณิตศาสตร์)</text:p>
        </text:list-item>
        <text:list-item>
          <text:p text:style-name="P128"><text:span text:style-name="T84">Data Scientist</text:span> (นักวิทยาศาสตร์ข้อมูล)</text:p>
        </text:list-item>
        <text:list-item>
          <text:p text:style-name="P128"><text:span text:style-name="T84">Accountant</text:span> <text:span text:style-name="T6">(นักบัญชี)</text:span><text:span text:style-name="T6"><text:note text:id="ftn1" text:note-class="footnote"><text:note-citation>1</text:note-citation><text:note-body><text:p text:style-name="Footnote">ซอฟแวร์<text:span text:style-name="T8">ต่างๆ </text:span>ที่ใช้ในสายงานบัญชี เช่น <text:span text:style-name="T24">Microsoft Excel</text:span> และ<text:span text:style-name="T24">LibreOffice Calc</text:span> สนับสนุนการใช้ภาษา Python ในการเขียน Script ต่างๆ</text:p></text:note-body></text:note></text:span></text:p>
        </text:list-item>
      </text:list>
      <text:h text:style-name="P117" text:outline-level="2"><text:soft-page-break/>Python ใช้ทำอะไรได้บ้าง?</text:h>
      <text:p text:style-name="P11"/>
      <text:p text:style-name="P19"><text:tab/><text:span text:style-name="T8">เนื่องจาก </text:span><text:span text:style-name="T11">Python</text:span><text:span text:style-name="T8"> เป็นภาษาที่เขียนง่าย รวดเร็ว จึงทำให้ภาษา </text:span><text:span text:style-name="T11">Python</text:span><text:span text:style-name="T8"> เป็นภาษาที่สามารถเขียนและนำไปใช้จริงได้เร็วกว่าภาษาอื่นๆ เช่น.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ภาษา</text:p>
          </table:table-cell>
          <table:table-cell table:style-name="Table1.B1" office:value-type="string">
            <text:p text:style-name="P15">Code</text:p>
          </table:table-cell>
        </table:table-row>
        <table:table-row>
          <table:table-cell table:style-name="Table1.A2" office:value-type="string">
            <text:p text:style-name="P14">Python</text:p>
          </table:table-cell>
          <table:table-cell table:style-name="Table1.B2" office:value-type="string">
            <text:p text:style-name="P69"><text:span text:style-name="T40">1 <text:s/></text:span><text:span text:style-name="T53">print</text:span><text:span text:style-name="T37">(</text:span><text:span text:style-name="T65">"หวัดดีลุงตู่"</text:span><text:span text:style-name="T36">)</text:span></text:p>
          </table:table-cell>
        </table:table-row>
        <table:table-row table:style-name="Table1.3">
          <table:table-cell table:style-name="Table1.A2" office:value-type="string">
            <text:p text:style-name="P14">C</text:p>
          </table:table-cell>
          <table:table-cell table:style-name="Table1.B3" office:value-type="string">
            <text:p text:style-name="P65"><text:span text:style-name="T40">1 <text:s/></text:span><text:span text:style-name="T26">#include</text:span><text:span text:style-name="T35"> </text:span><text:span text:style-name="T40">&lt;stdio.h&gt;</text:span></text:p>
            <text:p text:style-name="P65"><text:span text:style-name="T40">2 <text:s/></text:span><text:span text:style-name="T52">int</text:span><text:span text:style-name="T35"> </text:span><text:span text:style-name="T57">main</text:span><text:span text:style-name="T35">() {</text:span></text:p>
            <text:p text:style-name="P66"><text:span text:style-name="T40">3 <text:s/></text:span><text:span text:style-name="T35"><text:s text:c="4"/>printf(</text:span><text:span text:style-name="T64">"หวัดดีลุงตู่"</text:span><text:span text:style-name="T35">);</text:span></text:p>
            <text:p text:style-name="P8"><text:span text:style-name="T40">4 <text:s/></text:span>}</text:p>
          </table:table-cell>
        </table:table-row>
      </table:table>
      <text:p text:style-name="P20">** <text:span text:style-name="T25">ตัวเลขทางด้านซ้ายของ Code </text:span><text:span text:style-name="T85">มีไว้เพื่อบอกเลขที่ของบรรทัด</text:span><text:span text:style-name="T25"> **</text:span></text:p>
      <text:p text:style-name="P13"><text:tab/><text:span text:style-name="T25">จาก Code ที่เขียนมาทั้ง 2 ภาษา หากเรา</text:span><text:span text:style-name="T87">ล</text:span><text:span text:style-name="T25">อง </text:span><text:span text:style-name="T87">run</text:span><text:span text:style-name="T25"> Code เหล่านี้ดู จะให้ผลลัพธ์เหมือนกัน คือ แสดงผลคำว่า </text:span><text:span text:style-name="T82">" </text:span><text:span text:style-name="T66">หวัดดีลุงตู่ </text:span><text:span text:style-name="T82"><text:s/>"</text:span><text:span text:style-name="T80"> ออกมาที่ Terminal เท่านั้น ทว่าภาษา </text:span><text:span text:style-name="T12">Python</text:span><text:span text:style-name="T80"> กลับใช้พื้นที่ในการเขียนที่สั้นกว่า น้อยกว่า ทำให้ผู้เขียน Code สามารถ</text:span><text:span text:style-name="T81">จบงานได้ไวกว่านั่นเอง</text:span></text:p>
      <text:p text:style-name="P25"><text:tab/>อย่างไรก็ดี ด้วยความที่ภาษา <text:span text:style-name="T11">Python</text:span> นั้นเป็นภาษาที่มีความซับซ้อนน้อย นั่นก็ทำให้ภาษานี้ขาดบางฟีเจอร์ไปเช่นกัน เช่นกันบริหารจัดการ Memory แบบภาษา <text:span text:style-name="T9">C</text:span> เป็นต้น นั่นทำให้ <text:span text:style-name="T11">Python</text:span> ไม่ได้เหมาะกับทุกสายงาน แต่เหมาะกับงานที่เน้นการพัฒนาซอฟแวร์มากกว่า</text:p>
      <text:h text:style-name="P118" text:outline-level="2">ข้อควรทราบเกี่ยวกับ Python</text:h>
      <text:p text:style-name="P12"/>
      <text:p text:style-name="P28"><text:tab/><text:span text:style-name="T85">ถึงแม้ว่าภาษา </text:span><text:span text:style-name="T12">Python</text:span><text:span text:style-name="T85"> จะเป็นภาษาที่ดูดี แต่มันก็มีข้อเสียในตัวเองอยู่บ้างเหมือนกัน เหมือนกับทุกภาษาโปรแกรมอื่นๆ บนโลกที่ต่างก็มีข้อดีข้อเสียและเป้าหมายในการใช้งานที่แตกต่างกันไป</text:span></text:p>
      <text:list xml:id="list3887956030" text:style-name="L2">
        <text:list-item>
          <text:p text:style-name="P132">ภาษา <text:span text:style-name="T12">Python</text:span> นั้น ช้า กว่าภาษาอื่นๆ อย่างภาษา <text:span text:style-name="T9">C</text:span> หรือ <text:span text:style-name="T9">Ruby</text:span> ถึงแม้ว่า <text:span text:style-name="T12">Python</text:span> และภาษาอื่นๆ จะสามารถเขียน Code ให้ทำงานแบบเดียวกันได้ แต่ <text:span text:style-name="T12">Python</text:span> มักจะใช้เวลา run มากกว่าในหลายๆ สถานการณ์</text:p>
        </text:list-item>
        <text:list-item>
          <text:p text:style-name="P132">ภาษา <text:span text:style-name="T12">Python</text:span> เป็นภาษาที่<text:span text:style-name="T108">ไม่ได้</text:span>ออกแบบมาสำหรับการพัฒนา แอพมือถือ อันเนื่องมาจากการบริโภคทรัพยากรเครื่องสูงกว่าและไม่สามารถจัดการ Memory ได้ ทำให้ <text:span text:style-name="T12">Python</text:span> มักอยู่ฝั่ง Server-Side<text:note text:id="ftn2" text:note-class="footnote"><text:note-citation>2</text:note-citation><text:note-body><text:p text:style-name="P21">Server-Side หมายถึงซอฟแวร์ที่รับบน Server ที่ทำหน้าที่รับส่งข้อมูลจากผู้ใช้ (Client) เก็บขอมูลจากผู้ใช้ และประมวลผลข้อมูลบางอย่างของผู้ใช้ <text:span text:style-name="T88">เช่น Server ของเกม RoV</text:span></text:p></text:note-body></text:note> มากว่า Client-Side<text:note text:id="ftn3" text:note-class="footnote"><text:note-citation>3</text:note-citation><text:note-body><text:p text:style-name="P21">Client-Side หมายถึงซอฟแวร์ที่รันบนเครื่องของผู้ใช้ (Client) สามารถโต้ตอบกับผู้ใช้ได้โดยตรง <text:span text:style-name="T88">เช่น แอพฯ ต่างๆ บนมือถือ</text:span></text:p></text:note-body></text:note></text:p>
        </text:list-item>
        <text:list-item>
          <text:p text:style-name="P132">ภาษา <text:span text:style-name="T12">Python</text:span> นั้น เป็นภาษาแบบ Dynamic-Type หมายความว่าประเภทของตัวแปร <text:span text:style-name="T86">(จะอธิบายในบทต่อๆ ไป) </text:span>สามารถเปลี่ยนไปมาได้ระหว่าง run ทำให้ผู้ที่เขียน Code อาจต้องระวังในการเขียนมากกว่าภาษาที่เป็น Static-Type <text:span text:style-name="T86">อื่นๆ อย่างภาษา </text:span><text:span text:style-name="T16">C</text:span><text:span text:style-name="T86"> และ </text:span><text:span text:style-name="T16">Java</text:span></text:p>
        </text:list-item>
      </text:list>
      <text:h text:style-name="P119" text:outline-level="2">เตรียม Python ให้พร้อม</text:h>
      <text:p text:style-name="P23"/>
      <text:p text:style-name="P29"><text:tab/><text:span text:style-name="T89">ภาษา </text:span><text:span text:style-name="T12">Python</text:span><text:span text:style-name="T89"> ไม่ได้ถูกติดตั้งมาให้ในคอมพิวเตอร์ทุกเครื่อง ดังนั้นเราต้องตรวจสอบก่อนว่าคอมพิวเตอร์ของเรานั้นมี </text:span><text:span text:style-name="T12">Python</text:span><text:span text:style-name="T89"> อยู่หรือไม่</text:span></text:p>
      <text:p text:style-name="P24"><text:tab/><text:span text:style-name="T89">ให้รันคำสั่งนี้ใน Termina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Windows</text:p>
          </table:table-cell>
          <table:table-cell table:style-name="Table2.B1" office:value-type="string">
            <text:p text:style-name="P72"><text:span text:style-name="T90">C:\Users\YourName&gt;</text:span> python<text:span text:style-name="T89">3</text:span> --version</text:p>
          </table:table-cell>
        </table:table-row>
        <table:table-row>
          <table:table-cell table:style-name="Table2.A2" office:value-type="string">
            <text:p text:style-name="P22">Mac , Linux</text:p>
          </table:table-cell>
          <table:table-cell table:style-name="Table2.B2" office:value-type="string">
            <text:p text:style-name="P73"><text:span text:style-name="T91">YourName@Com</text:span><text:span text:style-name="T90"> :~$</text:span> python3 --version</text:p>
          </table:table-cell>
        </table:table-row>
      </table:table>
      <text:p text:style-name="P29"><text:tab/><text:span text:style-name="T89">หาก Code ของเรารันสำเร็จ และแสดงเวอร์ชั่นของ </text:span><text:span text:style-name="T12">Python</text:span><text:span text:style-name="T89"> ที่ติดตั้งอยู่ หมายความว่าในเครื่องขอ</text:span><text:span text:style-name="T105">ง</text:span><text:span text:style-name="T89">เรามี </text:span><text:span text:style-name="T12">Python</text:span><text:span text:style-name="T89"> ที่พร้อมใช้งานแล้ว หากยังไม่มี แนะนำว่าให้ติดตั้ง </text:span><text:span text:style-name="T12">Python</text:span><text:span text:style-name="T89"> จากเว็บไซต์ </text:span><text:span text:style-name="T94"><text:s/></text:span><text:a xlink:type="simple" xlink:href="http://www.python.org/downloads" text:style-name="Internet_20_link" text:visited-style-name="Visited_20_Internet_20_Link"><text:span text:style-name="T96">www.</text:span></text:a><text:a xlink:type="simple" xlink:href="http://www.python.org/downloads" text:style-name="Internet_20_link" text:visited-style-name="Visited_20_Internet_20_Link"><text:span text:style-name="T97">python.org/</text:span></text:a><text:a xlink:type="simple" xlink:href="http://www.python.org/downloads" text:style-name="Internet_20_link" text:visited-style-name="Visited_20_Internet_20_Link"><text:span text:style-name="T173">downloads</text:span></text:a><text:span text:style-name="T95"> </text:span><text:span text:style-name="T89"><text:s/>สำหรับ Windows </text:span><text:span text:style-name="T92">และ Mac</text:span><text:span text:style-name="T89"> และติดตั้ง</text:span><text:span text:style-name="T92">ได้</text:span><text:span text:style-name="T89">จาก Package Manager </text:span><text:span text:style-name="T92">สำหรับ</text:span><text:span text:style-name="T89"> Linux</text:span></text:p>
      <text:p text:style-name="P24"><draw:frame draw:style-name="fr2" draw:name="Frame1" text:anchor-type="char" svg:width="7.869cm" draw:z-index="0"><draw:text-box fo:min-height="4.951cm"><text:p text:style-name="Illustration"><draw:frame draw:style-name="fr11" draw:name="Image1" text:anchor-type="paragraph" svg:width="7.869cm" style:rel-width="100%" svg:height="4.949cm" style:rel-height="scale" draw:z-index="1"><draw:image xlink:href="Pictures/100000010000055600000300C322146F1C6041EB.png" xlink:type="simple" xlink:show="embed" xlink:actuate="onLoad" draw:mime-type="image/png"/></draw:frame>ภาพตัวอย่าง Terminal ที่มี Python ติดตั้งอยู่</text:p></draw:text-box></draw:frame><text:s/></text:p>
      <text:p text:style-name="P24"/>
      <text:p text:style-name="P35"><text:tab/>สำหรับการเริ่มต้นเขียน <text:span text:style-name="T12">Python</text:span> นั้น สามารถทำได้ 2 วิธี ดังนี้</text:p>
      <text:p text:style-name="P33"><text:tab/><text:span text:style-name="T100">เขียนโดยตรงที่ Terminal</text:span></text:p>
      <text:p text:style-name="P34"><text:tab/>สามารถเริ่มต้นได้โดยการเปิด Terminal แล้วพิมพ์คำว่า <text:span text:style-name="T20">python3</text:span> และกด Enter จากนั้นเราจะสามารถเขียน code ภาษา <text:span text:style-name="T12">Python</text:span> ในนั้นต่อได้เลย</text:p>
      <text:p text:style-name="P16"><draw:frame draw:style-name="fr10" draw:name="Image2" text:anchor-type="char" svg:x="0cm" svg:y="-0.333cm" svg:width="12.261cm" svg:height="6.892cm" draw:z-index="2"><draw:image xlink:href="Pictures/1000000100000556000003003A2B13EE63B0B2A9.png" xlink:type="simple" xlink:show="embed" xlink:actuate="onLoad" draw:mime-type="image/png"/></draw:frame><text:tab/>เขียนเป็น Module (ไฟล์) แล้ว run ทีหลัง</text:p>
      <text:p text:style-name="P33"><text:tab/>สามารถทำได้โดยการสร้างไฟล์ที่มีนามสกุลเป็น <text:span text:style-name="T17">.py</text:span> เช่น <text:span text:style-name="T17">FileName.py</text:span> หรือ <text:span text:style-name="T17">index.py </text:span>หรือ <text:span text:style-name="T17">main.py</text:span> เป็นต้น <text:span text:style-name="T102">และหากจะ run ไฟล์นั้นๆ ให้ใช้คำสั่งดังตัวอย่างนี้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1"><text:span text:style-name="T91">YourName@Com</text:span><text:span text:style-name="T90"> :~$</text:span> python3 FileName.py</text:p>
          </table:table-cell>
        </table:table-row>
        <table:table-row>
          <table:table-cell table:style-name="Table3.A2" office:value-type="string">
            <text:p text:style-name="P31"><text:span text:style-name="T91">YourName@Com</text:span><text:span text:style-name="T90"> :~$</text:span> python3 folder<text:span text:style-name="T93">/</text:span>FileName.py</text:p>
          </table:table-cell>
        </table:table-row>
      </table:table>
      <text:p text:style-name="P30"><text:tab/><text:span text:style-name="T101">โดยให้เปลี่ยน</text:span> <text:span text:style-name="T18">FileName.py</text:span> <text:span text:style-name="T101">เป็นชื่อไฟล์ที่เราเขียนภาษา Python เอาไว้จริงๆ </text:span></text:p>
      <text:h text:style-name="P113" text:outline-level="1">บทที่ <text:span text:style-name="T3">1</text:span></text:h>
      <text:h text:style-name="P120" text:outline-level="2">Basic Single-Line Code</text:h>
      <text:p text:style-name="P32"/>
      <text:p text:style-name="P103"><text:tab/><text:span text:style-name="T103">เราได้เห็น code ภาษา </text:span><text:span text:style-name="T12">Python</text:span><text:span text:style-name="T103"> ไปแล้วก่อนหน้านี้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8"><text:span text:style-name="T53">print</text:span><text:span text:style-name="T37">(</text:span><text:span text:style-name="T65">"หวัดดีลุงตู่"</text:span><text:span text:style-name="T36">)</text:span></text:p>
          </table:table-cell>
        </table:table-row>
      </table:table>
      <text:p text:style-name="P103"><text:tab/><text:span text:style-name="T104">เราบอกว่า code บรรทัดนี้ในภาษา </text:span><text:span text:style-name="T12">Python</text:span><text:span text:style-name="T104"> จะส่งข้อความ </text:span><text:span text:style-name="T66">หวัดดีลุงตู่</text:span><text:span text:style-name="T104"> ออกมาที่หน้า Terminal เราสามารถทดลองได้โดยการรันคำสั่งนี้ด้วยตัวเองได้เลย</text:span></text:p>
      <text:p text:style-name="P37"><text:span text:style-name="T67">ขั้นตอนที่ 1 &gt;&gt;&gt;</text:span> พิมพ์คำว่า <text:span text:style-name="T21">python3</text:span> ใน terminal ของเราเพื่อเข้าสู่โหมดการเขียนโค้ดภาษา <draw:frame draw:style-name="fr9" draw:name="Image3" text:anchor-type="char" svg:x="6.228cm" svg:y="1.39cm" svg:width="6.368cm" svg:height="7.103cm" draw:z-index="3"><draw:image xlink:href="Pictures/10000001000002C70000031C9A517BE36DA84FE4.png" xlink:type="simple" xlink:show="embed" xlink:actuate="onLoad" draw:mime-type="image/png"/></draw:frame><text:s/><text:span text:style-name="T12">Python</text:span></text:p>
      <text:p text:style-name="P36"><text:span text:style-name="T67">ขั้นตอนที่ 2 &gt;&gt;&gt;</text:span> เขียนโค้ดที่เราต้องการลงไป ตามภาพประกอบด้านขวา เราจะใช้ code <text:span text:style-name="T66">หวัดดีลุงตู่</text:span> ตามตัวอย่าง</text:p>
      <text:p text:style-name="P36"><text:span text:style-name="T67">ขั้นตอนที่ 3 &gt;&gt;&gt;</text:span> กด Enter บน Keyboard จากนั้นคำว่า <text:span text:style-name="T66">หวัดดีลุงตู่</text:span> จะปรากฎที่บรรทัดถัดมา พร้อมกับบรรทัดโล่งๆ อีกอันนึงเพื่อรอคำสั่งต่อไป</text:p>
      <text:h text:style-name="P121" text:outline-level="2">Basic Multiple-Line Code</text:h>
      <text:p text:style-name="P40"/>
      <text:p text:style-name="P103"><text:tab/><text:span text:style-name="T106">ในการเขียน Code ทีละหลายๆ บรรทัดนั้น มีขั้นตอนไม่ซับซ้อนเท่าไหร่ โดยให้สร้างไฟล์เปล่าๆ ขึ้นมา โดยให้มีนามสกุลของไฟล์เป็นนามสกุลของภาษาที่จะเขียน สำหรับภาษา </text:span><text:span text:style-name="T12">Python</text:span><text:span text:style-name="T106"> เราจะใช้ </text:span><text:span text:style-name="T18">.py</text:span><text:span text:style-name="T106"> <text:s/>คล้ายกับภาษา </text:span><text:span text:style-name="T23">C</text:span><text:span text:style-name="T106"> ที่ใช้ </text:span><text:span text:style-name="T18">.</text:span><text:span text:style-name="T19">c</text:span><text:span text:style-name="T106"> และภาษา </text:span><text:span text:style-name="T23">JavaScript</text:span><text:span text:style-name="T106"> ที่ใช้ </text:span><text:span text:style-name="T18">.</text:span><text:span text:style-name="T19">js</text:span><text:span text:style-name="T106"> จากนั้นเราก็สามารถเขียน Code ที่ต้องการลงไปในไฟล์นั้นได้เลย ไม่จำกัดจำนวนบรรทัด</text:span></text:p>
      <text:p text:style-name="P39"><draw:frame draw:style-name="fr2" draw:name="Frame2" text:anchor-type="char" svg:width="12.261cm" draw:z-index="4"><draw:text-box fo:min-height="4.572cm"><text:p text:style-name="Illustration"><draw:frame draw:style-name="fr8" draw:name="Image4" text:anchor-type="paragraph" svg:width="12.261cm" style:rel-width="100%" svg:height="4.572cm" style:rel-height="scale" draw:z-index="5"><draw:image xlink:href="Pictures/1000000100000572000002087307F488801135E3.png" xlink:type="simple" xlink:show="embed" xlink:actuate="onLoad" draw:mime-type="image/png"/></draw:frame>ภาพตัวอย่างการสร้างไฟล์ ชื่อว่า MyCode.py</text:p></draw:text-box></draw:frame><text:tab/>สำหรับการเขียน Code ในไฟล์นั้นเราสามารถใช้โปรแกรมเขียนไฟล์ ข้อความ<text:note text:id="ftn4" text:note-class="footnote"><text:note-citation>4</text:note-citation><text:note-body><text:p text:style-name="P38">หมายถึงโปรแกรม Text Editor ซึ่งจะไม่เหมือนกับ Document Editor อย่าง Microsoft Word หรือ Google Docs ซึ่งเป็นโปรแกรมสร้างและเขียนเอกสาร ไม่ใช่โปรแกรมแก้ไขไฟล์ข้อความ <text:span text:style-name="T109">โปรแกรมเหล่านี้นำมาเขียนโค้ดและ run โค้ดไม่ได้</text:span></text:p></text:note-body></text:note> อะไรก็ได้ เช่น Notepad<text:span text:style-name="T40">,</text:span> Kate<text:span text:style-name="T40">,</text:span> Notepad ++<text:span text:style-name="T40">,</text:span> Atom<text:span text:style-name="T40">,</text:span> VS code เป็นต้น</text:p>
      <text:p text:style-name="P44"><text:tab/>ในที่นี้เราจะใช้โปรแกรมที่มีชื่อว่า <text:span text:style-name="T64">Kate</text:span> ในการเขียนโปรแกรมและรันโปรแกรมภาษา <text:span text:style-name="T12">Python</text:span> กัน โดยขอให้ทราบไว้ว่าผู้เขียนโค้ดสามารถใช้โปรแกรมแก้ไขไฟล์ข้อความใดๆ ก็ได้ตามที่ตนถนัด<draw:frame draw:style-name="fr1" draw:name="Frame3" text:anchor-type="char" svg:x="9.79cm" svg:y="0.06cm" svg:width="2.388cm" draw:z-index="7"><draw:text-box fo:min-height="2.388cm"><text:p text:style-name="Illustration"><draw:frame draw:style-name="fr8" draw:name="Image6" text:anchor-type="paragraph" svg:width="2.388cm" style:rel-width="100%" svg:height="2.388cm" style:rel-height="scale" draw:z-index="8"><draw:image xlink:href="Pictures/10000001000007D0000007D0564BFFC8768E77D8.png" xlink:type="simple" xlink:show="embed" xlink:actuate="onLoad" draw:mime-type="image/png"/></draw:frame>kate Logo</text:p></draw:text-box></draw:frame></text:p>
      <text:p text:style-name="P45"><draw:frame draw:style-name="fr7" draw:name="Image5" text:anchor-type="char" svg:width="12.261cm" svg:height="6.892cm" draw:z-index="6"><draw:image xlink:href="Pictures/1000000100000556000003001AABA2DFA1394131.png" xlink:type="simple" xlink:show="embed" xlink:actuate="onLoad" draw:mime-type="image/png"/></draw:frame><text:tab/><text:span text:style-name="T107">สำหรับวิธีการรันไฟล์นั้น บนบางระบบปฏิบัติการสามารถ Double Click <text:s/>ที่ไฟล์นั้นๆ และรันได้เลย แต่วิธีที่แนะนำคือให้ทำผ่าน Terminal จะดีที่สุด โดยให้ใช้คำสั่ง </text:span><text:span text:style-name="T21">python3</text:span><text:span text:style-name="T107"> และใส่ path ไปยังตำแหน่งของไฟล์ที่จะรัน</text:span></text:p>
      <text:p text:style-name="P43"><draw:frame draw:style-name="fr4" draw:name="Image7" text:anchor-type="char" svg:width="12.261cm" svg:height="3.17cm" draw:z-index="9"><draw:image xlink:href="Pictures/100000010000034B000000DA284AD775DF326CDE.png" xlink:type="simple" xlink:show="embed" xlink:actuate="onLoad" draw:mime-type="image/png"/></draw:frame></text:p>
      <text:p text:style-name="P46"><text:tab/>หากเราลองรันโค้ดดังกล่าว จะได้ผลดังน<text:span text:style-name="T110">ี้</text:span></text:p>
      <text:p text:style-name="P47"><draw:frame draw:style-name="fr4" draw:name="Image8" text:anchor-type="char" svg:width="12.261cm" svg:height="6.892cm" draw:z-index="10"><draw:image xlink:href="Pictures/1000000100000556000003008A136F42355E57E1.png" xlink:type="simple" xlink:show="embed" xlink:actuate="onLoad" draw:mime-type="image/png"/></draw:frame><text:tab/><text:span text:style-name="T110">จะเห็นได้ว่าโค้ดที่เราเขียนนั้นส่งข้อความออกมาที่ Terminal ทันทีหลังจากที่เราสั่งรันโค้ดนั้นๆ และยังรันจากบรรทัดบนสุดลงมาล่างสุดอีกด้วย</text:span></text:p>
      <text:p text:style-name="P47"><text:tab/><text:span text:style-name="T110">ในกรณีที่เราเขียน Code ผิด ใน Terminal </text:span><text:span text:style-name="T111">(เรียกว่า Error) </text:span><text:span text:style-name="T110">จะส่งข้อความบอกว่าการ Run โค้ดของเรานั้นล้มเหลว และอธิบายวิธีการแก้ไขให้ด้วย</text:span></text:p>
      <text:p text:style-name="P48"><draw:frame draw:style-name="fr3" draw:name="Image9" text:anchor-type="char" svg:x="4.397cm" svg:y="0cm" svg:width="7.89cm" svg:height="4.434cm" draw:z-index="11"><draw:image xlink:href="Pictures/100000010000055600000300412550E054D1DB53.png" xlink:type="simple" xlink:show="embed" xlink:actuate="onLoad" draw:mime-type="image/png"/></draw:frame>เมื่อเราลืมใส่เครื่องหมาย <text:span text:style-name="T68">"</text:span> ในโค้ดนี้ จะทำให้เกิด Error หากเรารันโค้ดนี้ Terminal จะให้รายระเอียดเกี่ยวกับ Error ให้เรา เช่น บรรทัดที่เขียนผิด เป็นต้น</text:p>
      <text:h text:style-name="P122" text:outline-level="2">The Working of Multiple-Line Code</text:h>
      <text:p text:style-name="P41"/>
      <text:p text:style-name="P42"><text:tab/><text:span text:style-name="T112">การทำงานของ Code หลายบรรทัดนั้นเข้าใจได้ไม่ยาก มีกฎที่ต้องสร้างอยู่ไม่กี้ข้อ ดังนี้</text:span></text:p>
      <text:list xml:id="list3362554505" text:style-name="L3">
        <text:list-item>
          <text:p text:style-name="P133">โค้ดจะรันจากบรรทัดบนลงล่างเสมอ ดังเช่นตัวอย่างที่ผ่านมา</text:p>
        </text:list-item>
        <text:list-item>
          <text:p text:style-name="P134">โค้ดในภาษา <text:span text:style-name="T12">Python</text:span> จะรันไปเรื่อยๆ และจะหยุดรันเมื่อเจอ 3 สถานการณ์ </text:p>
          <text:list>
            <text:list-item>
              <text:p text:style-name="P133">รันหมดทั้งโค้ดแล้ว ไม่เหลืออะไรให้รันต่อ</text:p>
            </text:list-item>
            <text:list-item>
              <text:p text:style-name="P133">เจอ Error กลางทาง</text:p>
            </text:list-item>
            <text:list-item>
              <text:p text:style-name="P133">ถูกสั่งให้หยุดรันกลางทาง</text:p>
            </text:list-item>
          </text:list>
        </text:list-item>
      </text:list>
      <text:p text:style-name="P49"><text:tab/>หากต้องการให้เราหยุดการรันโค้ดกลางทาง เราสามารถใช้คำสั่ง <text:span text:style-name="T69">exit()</text:span> ณ จุดที่ต้องการจะให้หยุดการรันโค้ด<text:span text:style-name="T113">ใดๆ ก็ได้</text:span></text:p>
      <text:p text:style-name="P52"><draw:frame draw:style-name="fr6" draw:name="Image10" text:anchor-type="char" svg:x="4.175cm" svg:y="0cm" svg:width="8.142cm" svg:height="4.577cm" draw:z-index="12"><draw:image xlink:href="Pictures/1000000100000556000003000375B8C78E47A22F.png" xlink:type="simple" xlink:show="embed" xlink:actuate="onLoad" draw:mime-type="image/png"/></draw:frame>จะสังเกตุได้ว่าโค้ดนี้จะหย<text:span text:style-name="T114">ุ</text:span>ดรันแค่ที่ 2 บรรทัดแรก ในบรรทัดที่ 3 มีคำสั่งให้หยุดรัน โค้ดจึงไม่รันต่อ</text:p>
      <text:h text:style-name="P123" text:outline-level="2">Basic Math For Python</text:h>
      <text:p text:style-name="P51"/>
      <text:p text:style-name="P104"><text:tab/><text:span text:style-name="T124">ภาษา </text:span><text:span text:style-name="T12">Python</text:span><text:span text:style-name="T124"> (รวมไปถึงภาษาโปรแกรมอื่นๆ) นั้นล้วนแล้วแต่มีความสามารถในการคำนวณทางคณิตศาสตร์และตรรกะศาสตร์มาให้ในตัว</text:span></text:p>
      <text:list xml:id="list528538593" text:style-name="L4">
        <text:list-item>
          <text:p text:style-name="P135">ประเภทของจำนวนในภาษา <text:span text:style-name="T12">Python</text:span> นั้นแบ่งออกได้เป็น <text:span text:style-name="T57">3</text:span> ประเภท คือ</text:p>
          <text:list>
            <text:list-item>
              <text:p text:style-name="P136"><text:span text:style-name="T57">จำนวนนับ (Integer : </text:span><text:span text:style-name="T59">ℤ</text:span><text:span text:style-name="T58"> </text:span><text:span text:style-name="T57">)</text:span> <text:span text:style-name="T125">คือจำนวนเต็มตั้งแต่จำนวนเต็มลบ จำนวนเต็มบวก และศูนย์ โดยไม่มีทศนิยม </text:span><text:span text:style-name="T42">เช่น 0 25 -18 </text:span><text:span text:style-name="T43">98912</text:span></text:p>
            </text:list-item>
            <text:list-item>
              <text:p text:style-name="P136"><text:span text:style-name="T57">จำนวนที่มีทศนิยม (Floating Point Number : </text:span><text:span text:style-name="T59">ℝ </text:span><text:span text:style-name="T57">)</text:span> <text:span text:style-name="T125">คือจำนวนใดๆ ที่อาจจะมีทศนิยม แต่จะต้องไม่มีจำนวน</text:span><text:span text:style-name="T126">จินตภาพ</text:span><text:span text:style-name="T125"> </text:span><text:span text:style-name="T42">เช่น 3.14 </text:span><text:span text:style-name="T44">10.0 25.6</text:span></text:p>
            </text:list-item>
            <text:list-item>
              <text:p text:style-name="P136"><text:span text:style-name="T57">จำนวนเชิงซ้อน (Complex Number : </text:span><text:span text:style-name="T59">ℂ </text:span><text:span text:style-name="T57">) </text:span><text:span text:style-name="T125">คือจำนวนใดๆ ที่อาจจะมีหรือไม่มีทศนิยมก็ได้ แต่มีการแสดงจำนวนจินตภาพด้วย </text:span><text:span text:style-name="T42">เช่น 5 + 12j</text:span></text:p>
            </text:list-item>
          </text:list>
        </text:list-item>
        <text:list-item>
          <text:p text:style-name="P137"><text:span text:style-name="T125">จ</text:span>ำนวนทุกแบบในภาษา <text:span text:style-name="T12">Python</text:span> สามารถนำมาบวกลบกันได้ เรียกว่า Basic Math Operation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1">+</text:p>
          </table:table-cell>
          <table:table-cell table:style-name="Table5.B1" office:value-type="string">
            <text:p text:style-name="P70">การบวก</text:p>
          </table:table-cell>
          <table:table-cell table:style-name="Table5.A1" office:value-type="string">
            <text:p text:style-name="P93">**</text:p>
          </table:table-cell>
          <table:table-cell table:style-name="Table5.D1" office:value-type="string">
            <text:p text:style-name="P70">การยกกำลัง</text:p>
          </table:table-cell>
        </table:table-row>
        <table:table-row>
          <table:table-cell table:style-name="Table5.A2" office:value-type="string">
            <text:p text:style-name="P92">-</text:p>
          </table:table-cell>
          <table:table-cell table:style-name="Table5.B2" office:value-type="string">
            <text:p text:style-name="P70">การลบ</text:p>
          </table:table-cell>
          <table:table-cell table:style-name="Table5.A2" office:value-type="string">
            <text:p text:style-name="P93">%</text:p>
          </table:table-cell>
          <table:table-cell table:style-name="Table5.D2" office:value-type="string">
            <text:p text:style-name="P70">การหารเอาเศษ</text:p>
          </table:table-cell>
        </table:table-row>
        <table:table-row>
          <table:table-cell table:style-name="Table5.A2" office:value-type="string">
            <text:p text:style-name="P92">*</text:p>
          </table:table-cell>
          <table:table-cell table:style-name="Table5.B3" office:value-type="string">
            <text:p text:style-name="P70">การคูณ</text:p>
          </table:table-cell>
          <table:table-cell table:style-name="Table5.A2" office:value-type="string">
            <text:p text:style-name="P93">//</text:p>
          </table:table-cell>
          <table:table-cell table:style-name="Table5.D3" office:value-type="string">
            <text:p text:style-name="P70">การหาร<text:span text:style-name="T46">แล้วให้ผลหารเป็นจำนวนเต็ม</text:span></text:p>
          </table:table-cell>
        </table:table-row>
        <table:table-row>
          <table:table-cell table:style-name="Table5.A2" office:value-type="string">
            <text:p text:style-name="P92">/</text:p>
          </table:table-cell>
          <table:table-cell table:style-name="Table5.B4" office:value-type="string">
            <text:p text:style-name="P70">การหาร<text:span text:style-name="T46">แล้วให้ผลหารเป็นจำนวน</text:span><text:span text:style-name="T47">ที่มีทศนิยม</text:span></text:p>
          </table:table-cell>
          <table:table-cell table:style-name="Table5.C4" table:number-columns-spanned="2" office:value-type="string">
            <text:p text:style-name="P71"/>
          </table:table-cell>
          <table:covered-table-cell/>
        </table:table-row>
      </table:table>
      <text:p text:style-name="P9"/>
      <text:p text:style-name="P10"><text:span text:style-name="T143"><text:tab/></text:span><text:span text:style-name="T147">ตัวอย่าง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8">โจทย์</text:p>
          </table:table-cell>
          <table:table-cell table:style-name="Table8.A1" office:value-type="string">
            <text:p text:style-name="P58">คำตอบที่ได้</text:p>
          </table:table-cell>
          <table:table-cell table:style-name="Table8.C1" office:value-type="string">
            <text:p text:style-name="P59">คำอธิบาย</text:p>
          </table:table-cell>
        </table:table-row>
        <table:table-row>
          <table:table-cell table:style-name="Table8.A2" office:value-type="string">
            <text:p text:style-name="P57">30 <text:span text:style-name="T93">+</text:span> 25</text:p>
          </table:table-cell>
          <table:table-cell table:style-name="Table8.B2" office:value-type="string">
            <text:p text:style-name="P57">55</text:p>
          </table:table-cell>
          <table:table-cell table:style-name="Table8.C2" office:value-type="string">
            <text:p text:style-name="P78">เพราะว่า <text:span text:style-name="T128">30 + 25</text:span> จะมีค่าเท่ากับ <text:span text:style-name="T128">55</text:span> (อ้างอิงจากเครื่องคิดเลขทั่วๆ ไป) <text:span text:style-name="T60">ผลที่ได้จึงเป็น 55</text:span></text:p>
          </table:table-cell>
        </table:table-row>
        <table:table-row>
          <table:table-cell table:style-name="Table8.A3" office:value-type="string">
            <text:p text:style-name="P57">30 <text:span text:style-name="T93">-</text:span> 25</text:p>
          </table:table-cell>
          <table:table-cell table:style-name="Table8.B3" office:value-type="string">
            <text:p text:style-name="P57">5</text:p>
          </table:table-cell>
          <table:table-cell table:style-name="Table8.C3" office:value-type="string">
            <text:p text:style-name="P78">เพราะว่า <text:span text:style-name="T128">30 - 25 </text:span>จะมีค่าเท่ากับ <text:span text:style-name="T128">5</text:span> (อ้างอิงจากเครื่องคิดเลขทั่วๆ ไป) <text:span text:style-name="T60">ผลที่ได้จึงเป็น 5</text:span></text:p>
          </table:table-cell>
        </table:table-row>
        <table:table-row>
          <table:table-cell table:style-name="Table8.A4" office:value-type="string">
            <text:p text:style-name="P57">5 <text:span text:style-name="T93">*</text:span> 5</text:p>
          </table:table-cell>
          <table:table-cell table:style-name="Table8.B4" office:value-type="string">
            <text:p text:style-name="P57">25</text:p>
          </table:table-cell>
          <table:table-cell table:style-name="Table8.C4" office:value-type="string">
            <text:p text:style-name="P78">เพราะว่า <text:span text:style-name="T128">5 × 5</text:span> จะมีค่าเท่ากับ <text:span text:style-name="T128">25</text:span> (อ้างอิงจากเครื่องคิดเลขทั่วๆ ไป) <text:span text:style-name="T60">ผลที่ได้จึงเป็น 25</text:span></text:p>
          </table:table-cell>
        </table:table-row>
        <table:table-row>
          <table:table-cell table:style-name="Table8.A5" office:value-type="string">
            <text:p text:style-name="P57">100 <text:span text:style-name="T93">/</text:span> 5</text:p>
          </table:table-cell>
          <table:table-cell table:style-name="Table8.B5" office:value-type="string">
            <text:p text:style-name="P57">20.0</text:p>
          </table:table-cell>
          <table:table-cell table:style-name="Table8.C5" office:value-type="string">
            <text:p text:style-name="P78">เพราะว่า <text:span text:style-name="T128">100 ÷ 5</text:span> จะมีค่าเท่ากับ <text:span text:style-name="T128">20</text:span> (อ้างอิงจากเครื่องคิดเลขทั่วๆ ไป) และแม้ว่าผลหารจะลงตัว การใช้เครื่องหมายนี้จะยังคงบังคับคำตอบที่ได้ให้เป็นจำนวนทศนิยมเสมอ <text:span text:style-name="T60">ผลที่ได้จึงเป็น 20.0</text:span></text:p>
          </table:table-cell>
        </table:table-row>
        <table:table-row>
          <table:table-cell table:style-name="Table8.A6" office:value-type="string">
            <text:p text:style-name="P57">100 <text:span text:style-name="T93">/</text:span> 7</text:p>
          </table:table-cell>
          <table:table-cell table:style-name="Table8.B6" office:value-type="string">
            <text:p text:style-name="P7">14.285<text:span text:style-name="T40">...</text:span></text:p>
          </table:table-cell>
          <table:table-cell table:style-name="Table8.C6" office:value-type="string">
            <text:p text:style-name="P78">เพราะว่า <text:span text:style-name="T128">100 ÷ 7</text:span> จะมีค่าเท่ากับ <text:span text:style-name="T128">14.285714285714286</text:span> (อ้างอิงจากเครื่องคิดเลขทั่วๆ ไป) <text:span text:style-name="T60">ผลที่ได้จึงเป็น 14 ที่มีทศนิยมตามหลังยาวเหยียด</text:span></text:p>
          </table:table-cell>
        </table:table-row>
        <table:table-row>
          <table:table-cell table:style-name="Table8.A7" office:value-type="string">
            <text:p text:style-name="P57">100 <text:span text:style-name="T93">//</text:span> 7</text:p>
          </table:table-cell>
          <table:table-cell table:style-name="Table8.B7" office:value-type="string">
            <text:p text:style-name="P57">14</text:p>
          </table:table-cell>
          <table:table-cell table:style-name="Table8.C7" office:value-type="string">
            <text:p text:style-name="P79">เนื่องจาก <text:span text:style-name="T128">100 ÷ 7</text:span><text:span text:style-name="T145"> จะได้จำนวนเต็มเป็น </text:span><text:span text:style-name="T128">14</text:span><text:span text:style-name="T145"> และมีเศษอีกนิดหน่อย เครื่องหมายนี้จะไม่สนใจเศษ และทิ้งมันไป </text:span><text:span text:style-name="T146">โดยจะเป็นการทิ้งเศษทั้งหมด ไม่ใช่การเศษขึ้นหรือการปัดเศษลง <text:s/></text:span><text:span text:style-name="T60">ผลที่ได้จึงเป็น 14</text:span></text:p>
          </table:table-cell>
        </table:table-row>
        <table:table-row>
          <table:table-cell table:style-name="Table8.A8" office:value-type="string">
            <text:p text:style-name="P57">5 <text:span text:style-name="T93">**</text:span> 2</text:p>
          </table:table-cell>
          <table:table-cell table:style-name="Table8.B8" office:value-type="string">
            <text:p text:style-name="P57">25</text:p>
          </table:table-cell>
          <table:table-cell table:style-name="Table8.C8" office:value-type="string">
            <text:p text:style-name="P81"><text:span text:style-name="T144">เพราะว่า </text:span><text:span text:style-name="T129">5 </text:span><text:span text:style-name="T130">ยกกำลังด้วย</text:span><text:span text:style-name="T129"> 5</text:span><text:span text:style-name="T144"> จะมีค่าเท่ากับ </text:span><text:span text:style-name="T129">25</text:span><text:span text:style-name="T144"> (อ้างอิงจากเครื่องคิดเลขทั่วๆ ไป) </text:span><text:span text:style-name="T61">ผลที่ได้จึงเป็น 25</text:span></text:p>
          </table:table-cell>
        </table:table-row>
        <table:table-row>
          <table:table-cell table:style-name="Table8.A9" office:value-type="string">
            <text:p text:style-name="P57"><text:span text:style-name="T148">2</text:span>2 <text:span text:style-name="T93">%</text:span> 5</text:p>
          </table:table-cell>
          <table:table-cell table:style-name="Table8.B9" office:value-type="string">
            <text:p text:style-name="P57">2</text:p>
          </table:table-cell>
          <table:table-cell table:style-name="Table8.C9" office:value-type="string">
            <text:p text:style-name="P80">เพราะว่า <text:span text:style-name="T128">22 </text:span><text:span text:style-name="T129">÷ </text:span><text:span text:style-name="T128">5</text:span><text:span text:style-name="T145"> ได้ </text:span><text:span text:style-name="T128">4 และมีเศษอีก 2</text:span><text:span text:style-name="T145"> เครื่องหมายนี้จะไม่สนใจส่วน โดยจะตัดส่วนทิ้งไป และแสดงผลออกมาเป็นเศษแทน </text:span><text:span text:style-name="T61">ผลที่ได้จึงเป็น 2</text:span></text:p>
          </table:table-cell>
        </table:table-row>
      </table:table>
      <text:p text:style-name="P9"/>
      <text:h text:style-name="P124" text:outline-level="2">Basic String For Python</text:h>
      <text:p text:style-name="Horizontal_20_Line"/>
      <text:p text:style-name="Text_20_body"><text:tab/><text:span text:style-name="T149">String คือ “ข้อความ” ซึ่งแตกต่างจากตัวเลขดังที่กล่าวไปในหน้าที่แล้วโดยสิ้นเชิง ในขณะที่ตัวเลขสามารถนำมาคำนวณ (บวก ลบ คูณ หาร) กันได้ String นั้นไม่สามารถนำมาคำนวณทางคณิตศาสตร์ใดๆ ได้</text:span><text:span text:style-name="T149"><text:note text:id="ftn5" text:note-class="footnote"><text:note-citation>5</text:note-citation><text:note-body><text:p text:style-name="P75">ถึงแม้ว่า String จะไม่สามารถนำมาคำนวณ (Math Operation) ได้ แต่ว่าสามารถนำมาเปรียบเทียบ (Comparison) กันได้เหมือนกัน จะมีการอธิบายในบทต่อๆ ไป</text:p></text:note-body></text:note></text:span><text:span text:style-name="T149"> และจะต้องมีเครื่องหมายพิเศษคอยกำกับจุดเริ่มต้นของ String นั้นๆ และ จุดสิ้นสุดของ String นั้นๆ เสมอ</text:span></text:p>
      <text:p text:style-name="P102"><text:tab/><text:span text:style-name="T150">เครื่องหมายที่ใช้ในการกำหนดจุดเริ่มต้นและจุดสิ้นสุดของ String คือ </text:span><text:span text:style-name="T70">"</text:span><text:span text:style-name="T150"> </text:span><text:span text:style-name="T73">(Double Quote)</text:span><text:span text:style-name="T150"> และ </text:span><text:span text:style-name="T70">'</text:span><text:span text:style-name="T150"> </text:span><text:span text:style-name="T73">(Single Quote)</text:span><text:span text:style-name="T151"> โดยจะเลือกใช้เครื่องหมายใดก็ได้ แต่มีกฎอยู่ว่า เครื่องหมายทั้งจุดเริ่มต้นและจุดสิ้นสุดจะต้องเป็นเครื่องหมายเดียวกันเท่านั้น จะใช้ผสมกันไม่ได้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2">ผล</text:p>
          </table:table-cell>
          <table:table-cell table:style-name="Table9.B1" office:value-type="string">
            <text:p text:style-name="P83">ตัวอย่าง String</text:p>
          </table:table-cell>
          <table:table-cell table:style-name="Table9.C1" office:value-type="string">
            <text:p text:style-name="P83">คำอธิบาย</text:p>
          </table:table-cell>
        </table:table-row>
        <table:table-row>
          <table:table-cell table:style-name="Table9.A2" office:value-type="string">
            <text:p text:style-name="P84">ถูกต้อง</text:p>
          </table:table-cell>
          <table:table-cell table:style-name="Table9.B2" office:value-type="string">
            <text:p text:style-name="P74">"Hello World"</text:p>
          </table:table-cell>
          <table:table-cell table:style-name="Table9.C2" office:value-type="string">
            <text:p text:style-name="P60">ใช้เครื่องหมาย <text:span text:style-name="T57">Double Quote</text:span> ถูกต้อง</text:p>
          </table:table-cell>
        </table:table-row>
        <table:table-row>
          <table:table-cell table:style-name="Table9.A2" office:value-type="string">
            <text:p text:style-name="P84">ถูกต้อง</text:p>
          </table:table-cell>
          <table:table-cell table:style-name="Table9.B3" office:value-type="string">
            <text:p text:style-name="P74">'Hello World'</text:p>
          </table:table-cell>
          <table:table-cell table:style-name="Table9.C3" office:value-type="string">
            <text:p text:style-name="P60">ใช้เครื่องหมาย <text:span text:style-name="T57">Single Quote</text:span> ถูกต้อง</text:p>
          </table:table-cell>
        </table:table-row>
        <table:table-row>
          <table:table-cell table:style-name="Table9.A4" office:value-type="string">
            <text:p text:style-name="P26">ผิด</text:p>
          </table:table-cell>
          <table:table-cell table:style-name="Table9.B4" office:value-type="string">
            <text:p text:style-name="P74"><text:span text:style-name="T154">"</text:span>Hello World<text:span text:style-name="T154">'</text:span></text:p>
          </table:table-cell>
          <table:table-cell table:style-name="Table9.C4" office:value-type="string">
            <text:p text:style-name="P60">ใช้เครื่องหมาย<text:span text:style-name="T155">ผสมกัน </text:span>ผิดกฎ</text:p>
          </table:table-cell>
        </table:table-row>
        <table:table-row>
          <table:table-cell table:style-name="Table9.A4" office:value-type="string">
            <text:p text:style-name="P26">ผิด</text:p>
          </table:table-cell>
          <table:table-cell table:style-name="Table9.B5" office:value-type="string">
            <text:p text:style-name="P74"><text:span text:style-name="T154">'</text:span>Hello World<text:span text:style-name="T154">"</text:span></text:p>
          </table:table-cell>
          <table:table-cell table:style-name="Table9.C5" office:value-type="string">
            <text:p text:style-name="P60">ใช้เครื่องหมาย<text:span text:style-name="T155">ผสมกัน</text:span> ผิดกฎ</text:p>
          </table:table-cell>
        </table:table-row>
        <table:table-row>
          <table:table-cell table:style-name="Table9.A4" office:value-type="string">
            <text:p text:style-name="P27">ผิดร้ายแรง</text:p>
          </table:table-cell>
          <table:table-cell table:style-name="Table9.B6" office:value-type="string">
            <text:p text:style-name="P105">Hello World</text:p>
          </table:table-cell>
          <table:table-cell table:style-name="Table9.C6" office:value-type="string">
            <text:p text:style-name="P60"><text:span text:style-name="T155">ลืม</text:span>เครื่องหมาย</text:p>
          </table:table-cell>
        </table:table-row>
      </table:table>
      <text:p text:style-name="P102"><text:span text:style-name="T151"><text:tab/></text:span><text:span text:style-name="T152">ในการดำเนินการใดๆ เกี่ยวกับ </text:span><text:span text:style-name="T153">S</text:span><text:span text:style-name="T152">tring นั้นจำเป็นที่จะต้องมีเครื่องหมายนี้กำกับ ซึ่งแตกต่างจากตัวเลขที่เราสามารถเขียนลงไปได้เลยโดยที่ไม่ต้องมีเครื่องหมาย</text:span></text:p>
      <text:h text:style-name="P125" text:outline-level="2">Basic Boolean For Python</text:h>
      <text:p text:style-name="P76"/>
      <text:p text:style-name="P77"><text:tab/><text:span text:style-name="T159">Boolean คือค่า 2 ค่า คือ จริง และ เท็จ ซึ่งในช่วงระยะเวลาหนึ่งนั้น ค่านี้สามารถเป็นจริงหรือเท็จได้แค่ค่าเดียวเท่านั้น ไม่สามารถเว้นว่างไว้ได้หรือเป็น 2 ค่าในเวลาเดียวกันได้ </text:span><text:span text:style-name="T160">ในทางศาสตร์ของวิทยาการคอมพิวเตอร์ เราจะแทนค่าที่เป็นจริงด้วย 1 หรือ Trueและค่าที่เป็นเท็จด้วย 0 หรือ False </text:span><text:span text:style-name="T163">โดยเราจะเรียกเลข 0 กับ 1 ว่า Binary </text:span><text:span text:style-name="T45">#บทนี้ค่อนข้างยากสำหรับมือใหม่ จะข้ามก็ได้</text:span></text:p>
      <text:p text:style-name="P104"><text:tab/><text:span text:style-name="T161">Boolean นั้นไม่สามารถนำมาคำนวณแบบตัวเลขได้ แต่สามารถนำมาดำเนินการทางตรรกะศาสตร์ได้ </text:span><text:span text:style-name="T162">สิ่ง</text:span><text:span text:style-name="T161">นี้ว่า </text:span><text:span text:style-name="T162">Boolean</text:span><text:span text:style-name="T161"> </text:span><text:span text:style-name="T162">Operation และเราจะใช้สิ่งที่เรียกว่า Logic Gate ในการดำเนินการในภาษ</text:span><text:span text:style-name="T168">า</text:span><text:span text:style-name="T162"> </text:span><text:span text:style-name="T12">Python</text:span></text:p>
      <text:p text:style-name="P86"><text:tab/>ตัวอย่าง Boolean เช่น ต้นแอปเปิ้ลออกผลเป็นลูกแอปเปิ้ล ต้นองุ่นออกผลเป็นลูกองุ่น ต้นกล้วยออกผลเป็นหนังสือวิชาเลข ต้นทุเรียนออกผลเป็นปืน AK-47</text:p>
      <table:table table:name="Table10" table:style-name="Table10">
        <table:table-column table:style-name="Table10.A"/>
        <table:table-column table:style-name="Table10.B" table:number-columns-repeated="3"/>
        <table:table-row>
          <table:table-cell table:style-name="Table10.A1" office:value-type="string">
            <text:p text:style-name="P85">ตัวอย่าง</text:p>
          </table:table-cell>
          <table:table-cell table:style-name="Table10.A1" office:value-type="string">
            <text:p text:style-name="P90">Binary</text:p>
          </table:table-cell>
          <table:table-cell table:style-name="Table10.C1" table:number-columns-spanned="2" office:value-type="string">
            <text:p text:style-name="P85">Boolean</text:p>
          </table:table-cell>
          <table:covered-table-cell/>
        </table:table-row>
        <table:table-row>
          <table:table-cell table:style-name="Table10.A2" office:value-type="string">
            <text:p text:style-name="P61">ต้นแอปเปิ้ลออกผลเป็นลูกแอปเปิ้ล</text:p>
          </table:table-cell>
          <table:table-cell table:style-name="Table10.B2" office:value-type="string">
            <text:p text:style-name="P89">1</text:p>
          </table:table-cell>
          <table:table-cell table:style-name="Table10.B2" office:value-type="string">
            <text:p text:style-name="P89">จริง</text:p>
          </table:table-cell>
          <table:table-cell table:style-name="Table10.D2" office:value-type="string">
            <text:p text:style-name="P88">True</text:p>
          </table:table-cell>
        </table:table-row>
        <table:table-row>
          <table:table-cell table:style-name="Table10.A3" office:value-type="string">
            <text:p text:style-name="P61">ต้นองุ่นออกผลเป็นลูกองุ่น</text:p>
          </table:table-cell>
          <table:table-cell table:style-name="Table10.B2" office:value-type="string">
            <text:p text:style-name="P89">1</text:p>
          </table:table-cell>
          <table:table-cell table:style-name="Table10.B2" office:value-type="string">
            <text:p text:style-name="P89">จริง</text:p>
          </table:table-cell>
          <table:table-cell table:style-name="Table10.D2" office:value-type="string">
            <text:p text:style-name="P88">True</text:p>
          </table:table-cell>
        </table:table-row>
        <table:table-row>
          <table:table-cell table:style-name="Table10.A4" office:value-type="string">
            <text:p text:style-name="P61">ต้นกล้วยออกผลเป็นหนังสือวิชาเลข </text:p>
          </table:table-cell>
          <table:table-cell table:style-name="Table10.B2" office:value-type="string">
            <text:p text:style-name="P89">0</text:p>
          </table:table-cell>
          <table:table-cell table:style-name="Table10.B2" office:value-type="string">
            <text:p text:style-name="P89">เท็จ</text:p>
          </table:table-cell>
          <table:table-cell table:style-name="Table10.D2" office:value-type="string">
            <text:p text:style-name="P88">False</text:p>
          </table:table-cell>
        </table:table-row>
        <table:table-row>
          <table:table-cell table:style-name="Table10.A5" office:value-type="string">
            <text:p text:style-name="P61">ต้นทุเรียนออกผลเป็นปืน AK-47</text:p>
          </table:table-cell>
          <table:table-cell table:style-name="Table10.B2" office:value-type="string">
            <text:p text:style-name="P89">0</text:p>
          </table:table-cell>
          <table:table-cell table:style-name="Table10.B2" office:value-type="string">
            <text:p text:style-name="P89">เท็จ</text:p>
          </table:table-cell>
          <table:table-cell table:style-name="Table10.D2" office:value-type="string">
            <text:p text:style-name="P88">False</text:p>
          </table:table-cell>
        </table:table-row>
      </table:table>
      <text:p text:style-name="P86"><text:tab/><text:span text:style-name="T62">1</text:span><text:span text:style-name="T164"> จะหมายถึง </text:span><text:span text:style-name="T62">true</text:span><text:span text:style-name="T164"> และ </text:span><text:span text:style-name="T132">0</text:span><text:span text:style-name="T164"> จะหมายถึง </text:span><text:span text:style-name="T132">False</text:span><text:span text:style-name="T164"> เสมอ</text:span></text:p>
      <text:p text:style-name="P146"><text:tab/><text:span text:style-name="T164">Logic Gate คือการดำเนินการทางตรรกะศาสตร์กับ Boolean </text:span><text:span text:style-name="T165">โดยเราจะมี Logic Gate ให้เลือกใช้ในสถาณการที่แตกต่างกันถึง 7 แบบ ได้แก่ </text:span><text:span text:style-name="T30">and</text:span><text:span text:style-name="T165"> </text:span><text:span text:style-name="T135">,</text:span><text:span text:style-name="T165"> </text:span><text:span text:style-name="T30">or</text:span><text:span text:style-name="T165"> </text:span><text:span text:style-name="T135">,</text:span><text:span text:style-name="T165"> </text:span><text:span text:style-name="T30">not</text:span><text:span text:style-name="T165"> </text:span><text:span text:style-name="T135">,</text:span><text:span text:style-name="T165"> </text:span><text:span text:style-name="T32">nand</text:span><text:span text:style-name="T165"> </text:span><text:span text:style-name="T135">,</text:span><text:span text:style-name="T165"> </text:span><text:span text:style-name="T32">nor</text:span><text:span text:style-name="T165"> </text:span><text:span text:style-name="T135">,</text:span><text:span text:style-name="T165"> </text:span><text:span text:style-name="T32">xor</text:span><text:span text:style-name="T165"> </text:span><text:span text:style-name="T135">,</text:span><text:span text:style-name="T165"> </text:span><text:span text:style-name="T32">xnor</text:span><text:span text:style-name="T165"> </text:span><text:span text:style-name="T166">แต่ในหนังสือเล่มนี้จะนำเสนอ Logic Gate ระดับพื้นฐาน แค่ 3 ตัว คือ </text:span><text:span text:style-name="T31">and</text:span><text:span text:style-name="T166"> </text:span><text:span text:style-name="T136">,</text:span><text:span text:style-name="T166"> </text:span><text:span text:style-name="T31">or</text:span><text:span text:style-name="T166"> </text:span><text:span text:style-name="T136">,</text:span><text:span text:style-name="T166"> </text:span><text:span text:style-name="T31">not</text:span><text:span text:style-name="T166"> </text:span><text:span text:style-name="T167">เพื่อความเข้าใจง่าย</text:span></text:p>
      <text:p text:style-name="P87"><text:tab/><text:span text:style-name="T169">Gate ที่มีขื่อว่า </text:span><text:span text:style-name="T157">not</text:span><text:span text:style-name="T169"> นั้นจะเปลี่ยน Boolean ปัจจุบันให้เป็นอันตรงกันข้าม จาก </text:span><text:span text:style-name="T137">True</text:span><text:span text:style-name="T169"> เป็น </text:span><text:span text:style-name="T138">False</text:span><text:span text:style-name="T169"> และจาก </text:span><text:span text:style-name="T138">False</text:span><text:span text:style-name="T169"> เป็น </text:span><text:span text:style-name="T137">True</text:span></text:p>
      <text:p text:style-name="P144"><text:tab/><text:span text:style-name="T170">การใช้งาน Gate กับ Boolean นั้นเราจะใช้ชื่อ Gate และเขียนวงเล็บเอาไว้ข้างหลัง Gate นั้น ภายในวงเล็บจะใส่ Boolean ที่ต้องการ หรือไม่ก็ใส่ Gate อื่นๆ ซ้อนกันไปเรื่อยๆ ก็ได้ </text:span><text:span text:style-name="T50">#</text:span><text:span text:style-name="T51">หรือจะไม่ใส่วงเล็บเลยก็ได้ ให้เว้นวรรคแทน แต่เราจะทำเพื่อความเข้าใจง่าย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0"><text:span text:style-name="T175">Logic </text:span>Gate</text:p>
          </table:table-cell>
          <table:table-cell table:style-name="Table11.B1" office:value-type="string">
            <text:p text:style-name="P100">ผล<text:span text:style-name="T175">ลัพธ์</text:span></text:p>
          </table:table-cell>
        </table:table-row>
        <table:table-row>
          <table:table-cell table:style-name="Table11.A2" office:value-type="string">
            <text:p text:style-name="P95">True</text:p>
          </table:table-cell>
          <table:table-cell table:style-name="Table11.B2" office:value-type="string">
            <text:p text:style-name="P97">True</text:p>
          </table:table-cell>
        </table:table-row>
        <table:table-row>
          <table:table-cell table:style-name="Table11.A2" office:value-type="string">
            <text:p text:style-name="P95"><text:span text:style-name="T156">not</text:span><text:span text:style-name="T76">(</text:span>True<text:span text:style-name="T76">)</text:span></text:p>
          </table:table-cell>
          <table:table-cell table:style-name="Table11.B3" office:value-type="string">
            <text:p text:style-name="P97">False</text:p>
          </table:table-cell>
        </table:table-row>
        <table:table-row>
          <table:table-cell table:style-name="Table11.A2" office:value-type="string">
            <text:p text:style-name="P96"><text:span text:style-name="T158">not</text:span><text:span text:style-name="T34">(</text:span><text:span text:style-name="T156">not</text:span><text:span text:style-name="T76">(</text:span>True<text:span text:style-name="T76">)</text:span><text:span text:style-name="T34">)</text:span></text:p>
          </table:table-cell>
          <table:table-cell table:style-name="Table11.B4" office:value-type="string">
            <text:p text:style-name="P98">True</text:p>
          </table:table-cell>
        </table:table-row>
        <table:table-row>
          <table:table-cell table:style-name="Table11.A5" office:value-type="string">
            <text:p text:style-name="P99"/>
          </table:table-cell>
          <table:table-cell table:style-name="Table11.B5" office:value-type="string">
            <text:p text:style-name="P101"/>
          </table:table-cell>
        </table:table-row>
        <table:table-row>
          <table:table-cell table:style-name="Table11.A2" office:value-type="string">
            <text:p text:style-name="P94">False</text:p>
          </table:table-cell>
          <table:table-cell table:style-name="Table11.B6" office:value-type="string">
            <text:p text:style-name="P98">False</text:p>
          </table:table-cell>
        </table:table-row>
        <table:table-row>
          <table:table-cell table:style-name="Table11.A2" office:value-type="string">
            <text:p text:style-name="P95"><text:span text:style-name="T156">not</text:span><text:span text:style-name="T76">(</text:span><text:span text:style-name="T170">False</text:span><text:span text:style-name="T76">)</text:span></text:p>
          </table:table-cell>
          <table:table-cell table:style-name="Table11.B7" office:value-type="string">
            <text:p text:style-name="P98">True</text:p>
          </table:table-cell>
        </table:table-row>
        <table:table-row>
          <table:table-cell table:style-name="Table11.A2" office:value-type="string">
            <text:p text:style-name="P96"><text:span text:style-name="T158">not</text:span><text:span text:style-name="T34">(</text:span><text:span text:style-name="T156">not</text:span><text:span text:style-name="T76">(</text:span><text:span text:style-name="T170">False</text:span><text:span text:style-name="T76">)</text:span><text:span text:style-name="T34">)</text:span></text:p>
          </table:table-cell>
          <table:table-cell table:style-name="Table11.B8" office:value-type="string">
            <text:p text:style-name="P98">False</text:p>
          </table:table-cell>
        </table:table-row>
      </table:table>
      <text:p text:style-name="P144"><text:tab/><text:span text:style-name="T174">จะสังเกตุได้ว่า Gate </text:span><text:span text:style-name="T157">not</text:span><text:span text:style-name="T174"> นั้นไม่มีอะไรนอกจากสลับ </text:span><text:span text:style-name="T137">True</text:span><text:span text:style-name="T174"> กับ </text:span><text:span text:style-name="T139">False</text:span><text:span text:style-name="T174"> แค่นั้น และการเขียน Logic Gate โดยที่มีการซ้อนการหลายๆ วงเล็บนี้มีชื่อเรียกว่า Code Nesting ซึ่งนอกจากจะใช้กับ Logic Gate ได้แล้ว เรายังเอาวิธีนี้ไปใช้กับการเขียน Code ได้ทุกส่วนของ Code เลย</text:span></text:p>
      <text:p text:style-name="P145"><text:tab/><text:span text:style-name="T122">Gate ทีมีชื่อว่า </text:span><text:span text:style-name="T31">and</text:span><text:span text:style-name="T123"> กับ </text:span><text:span text:style-name="T31">or</text:span><text:span text:style-name="T123"> นั้นต้องการ Boolean </text:span><text:span text:style-name="T98">2 ตัว</text:span><text:span text:style-name="T123">ในการดำเนินการ ซึ่งจะแตกต่างจาก </text:span><text:span text:style-name="T157">not</text:span><text:span text:style-name="T123"> ที่ใช้แค่ </text:span><text:span text:style-name="T137">True</text:span><text:span text:style-name="T123"> หรือ </text:span><text:span text:style-name="T139">False</text:span><text:span text:style-name="T123"> แค่ตัวเดียว โดยให้นำ Boolean ที่ต้องการ เขียนไว้ที่ด้านซ้ายและขวาของ </text:span><text:span text:style-name="T31">and</text:span><text:span text:style-name="T123"> กับ <text:s/></text:span><text:span text:style-name="T31">or</text:span></text:p>
      <text:p text:style-name="P148"><text:tab/><text:span text:style-name="T175">Gate </text:span><text:span text:style-name="T31">and</text:span><text:span text:style-name="T175"> แปลเป็นภาษาไทยว่า “และ” ซึ่งจะให้ผลลัพธ์เป็น </text:span><text:span text:style-name="T137">True</text:span><text:span text:style-name="T175"> ก็ต่อเมื่อ </text:span><text:span text:style-name="T176">Boolean ทั้ง 2 ตัวที่ดำเนินการเป็น </text:span><text:span text:style-name="T141">True</text:span><text:span text:style-name="T176"> เหมือนกันเท่านั้น</text:span><text:span text:style-name="T175"> นอกนั้นจะให้ผลลัพธ์เป็น </text:span><text:span text:style-name="T139">False</text:span><text:span text:style-name="T175"> ทั้งหมด</text:span></text:p>
      <text:p text:style-name="P149"><text:tab/><text:span text:style-name="T178">Gate </text:span><text:span text:style-name="T31">or</text:span><text:span text:style-name="T178"> นั้นแปลว่า “หรือ” ซึ่งจะให้ผลลัพธ์เป็น </text:span><text:span text:style-name="T137">True</text:span><text:span text:style-name="T178"> ก็ต่อเมื่อมี </text:span><text:span text:style-name="T177">Boolean ที่ดำเนินการตัวใดตัวหนึ่งเป็น </text:span><text:span text:style-name="T141">True</text:span><text:span text:style-name="T178"> หากมีตัวใดเป็น </text:span><text:span text:style-name="T139">False</text:span><text:span text:style-name="T178"> ก็จะให้ผลลัพธ์เป็น <text:s/></text:span><text:span text:style-name="T139">False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31">Logic Gate</text:p>
          </table:table-cell>
          <table:table-cell table:style-name="Table13.B1" office:value-type="string">
            <text:p text:style-name="P131">ผลลัพธ์</text:p>
          </table:table-cell>
        </table:table-row>
        <table:table-row>
          <table:table-cell table:style-name="Table13.A2" office:value-type="string">
            <text:p text:style-name="Code"><text:span text:style-name="T137">True</text:span> <text:span text:style-name="T31">and</text:span> <text:span text:style-name="T137">True</text:span></text:p>
          </table:table-cell>
          <table:table-cell table:style-name="Table13.B2" office:value-type="string">
            <text:p text:style-name="P106"><text:span text:style-name="T137">True</text:span></text:p>
          </table:table-cell>
        </table:table-row>
        <table:table-row>
          <table:table-cell table:style-name="Table13.A2" office:value-type="string">
            <text:p text:style-name="Code"><text:span text:style-name="T137">True</text:span> <text:span text:style-name="T31">and</text:span> <text:span text:style-name="T139">False</text:span></text:p>
          </table:table-cell>
          <table:table-cell table:style-name="Table13.B2" office:value-type="string">
            <text:p text:style-name="P106"><text:span text:style-name="T139">False</text:span></text:p>
          </table:table-cell>
        </table:table-row>
        <table:table-row>
          <table:table-cell table:style-name="Table13.A2" office:value-type="string">
            <text:p text:style-name="Code"><text:span text:style-name="T139">False</text:span> <text:span text:style-name="T31">and </text:span><text:span text:style-name="T137">True</text:span></text:p>
          </table:table-cell>
          <table:table-cell table:style-name="Table13.B2" office:value-type="string">
            <text:p text:style-name="P106"><text:span text:style-name="T139">False</text:span></text:p>
          </table:table-cell>
        </table:table-row>
        <table:table-row table:style-name="Table13.5">
          <table:table-cell table:style-name="Table13.A2" office:value-type="string">
            <text:p text:style-name="Code"><text:span text:style-name="T139">False </text:span><text:span text:style-name="T31">and </text:span><text:span text:style-name="T139">False</text:span></text:p>
          </table:table-cell>
          <table:table-cell table:style-name="Table13.B2" office:value-type="string">
            <text:p text:style-name="P106"><text:span text:style-name="T139">False</text:span></text:p>
          </table:table-cell>
        </table:table-row>
        <table:table-row table:style-name="Table13.6">
          <table:table-cell table:style-name="Table13.A6" office:value-type="string">
            <text:p text:style-name="P107"/>
          </table:table-cell>
          <table:table-cell table:style-name="Table13.B6" office:value-type="string">
            <text:p text:style-name="P108"/>
          </table:table-cell>
        </table:table-row>
        <table:table-row table:style-name="Table13.5">
          <table:table-cell table:style-name="Table13.A2" office:value-type="string">
            <text:p text:style-name="P109"><text:span text:style-name="T137">True</text:span> <text:span text:style-name="T31">or</text:span> <text:span text:style-name="T137">True</text:span></text:p>
          </table:table-cell>
          <table:table-cell table:style-name="Table13.B2" office:value-type="string">
            <text:p text:style-name="P106"><text:span text:style-name="T137">True</text:span></text:p>
          </table:table-cell>
        </table:table-row>
        <table:table-row table:style-name="Table13.5">
          <table:table-cell table:style-name="Table13.A2" office:value-type="string">
            <text:p text:style-name="P109"><text:span text:style-name="T137">True</text:span> <text:span text:style-name="T31">or</text:span> <text:span text:style-name="T139">False</text:span></text:p>
          </table:table-cell>
          <table:table-cell table:style-name="Table13.B2" office:value-type="string">
            <text:p text:style-name="P109"><text:span text:style-name="T140">True</text:span></text:p>
          </table:table-cell>
        </table:table-row>
        <table:table-row table:style-name="Table13.5">
          <table:table-cell table:style-name="Table13.A2" office:value-type="string">
            <text:p text:style-name="P109"><text:span text:style-name="T139">False</text:span> <text:span text:style-name="T31">or </text:span><text:span text:style-name="T137">True</text:span></text:p>
          </table:table-cell>
          <table:table-cell table:style-name="Table13.B2" office:value-type="string">
            <text:p text:style-name="P109"><text:span text:style-name="T140">True</text:span></text:p>
          </table:table-cell>
        </table:table-row>
        <table:table-row table:style-name="Table13.5">
          <table:table-cell table:style-name="Table13.A2" office:value-type="string">
            <text:p text:style-name="P109"><text:span text:style-name="T139">False </text:span><text:span text:style-name="T33">or</text:span><text:span text:style-name="T31"> </text:span><text:span text:style-name="T139">False</text:span></text:p>
          </table:table-cell>
          <table:table-cell table:style-name="Table13.B2" office:value-type="string">
            <text:p text:style-name="P106"><text:span text:style-name="T139">False</text:span></text:p>
          </table:table-cell>
        </table:table-row>
      </table:table>
      <text:p text:style-name="P147"/>
      <text:h text:style-name="P115" text:outline-level="1">บทที่ <text:span text:style-name="T3">2</text:span></text:h>
      <text:h text:style-name="P126" text:outline-level="2">Basic Output</text:h>
      <text:p text:style-name="P2"/>
      <text:p text:style-name="P3"><text:tab/>อย่างที่เราได้เห็นไปแล้วก่อนหน้านี้ เราใช้คำสั่ง <text:span text:style-name="T131">print</text:span><text:span text:style-name="T71">()</text:span> ในการส่งข้อมูลอะไรบางอย่างออกมาที่หน้า Terminal ในบทนี้จะอธิบายวิธีการใช้งานเพิ่มเติม</text:p>
      <text:p text:style-name="P4"><text:tab/><text:span text:style-name="T171">ทุกๆ ครั้งที่เราจะใช้ </text:span><text:span text:style-name="T131">print</text:span><text:span text:style-name="T171"> ราจะต้องเรียกชื่อฟังก์ชั่นนี้ ตามด้วยพารามิเตอร์ ตัวอย่างดังภาพ</text:span></text:p>
      <text:p text:style-name="P3"><draw:frame draw:style-name="fr5" draw:name="Image11" text:anchor-type="char" svg:width="7.28cm" svg:height="3.027cm" draw:z-index="13"><draw:image xlink:href="Pictures/1000000100000BB8000004DF385C6080CEF05260.png" xlink:type="simple" xlink:show="embed" xlink:actuate="onLoad" draw:mime-type="image/png"/></draw:frame><text:s/></text:p>
      <text:p text:style-name="P3"/>
      <text:p text:style-name="P5"/>
      <text:p text:style-name="P138"><text:tab/><text:span text:style-name="T57">ชื่อของฟังก์ชั่น</text:span> คือ<text:span text:style-name="T57">คำสั่ง</text:span>ที่เขียนอยู่ข้างหน้า<text:span text:style-name="T64">วงเล็บ</text:span> ส่วน<text:span text:style-name="T64">วงเล็บ</text:span>และข้อมูลอื่นๆ ที่อยู่ข้างใน<text:span text:style-name="T64">วงเล็บ</text:span>ไม่ว่าจะเป็นตัวอักษรหรือตัวเลขใดๆ จะถูกเรียนว่า<text:span text:style-name="T64">พารามิเตอร์</text:span><text:span text:style-name="T79"> </text:span><text:span text:style-name="T83">โดยทุกๆ </text:span><text:span text:style-name="T63">ฟังก์ชั่น</text:span><text:span text:style-name="T83">ในภาษา </text:span><text:span text:style-name="T14">Python</text:span><text:span text:style-name="T83"> จะต้องถูกเรียกด้วยชื่อและตามด้วย</text:span><text:span text:style-name="T64">พารามิเตอร์</text:span><text:span text:style-name="T83">เสมอ </text:span></text:p>
      <text:p text:style-name="P6"><text:tab/><text:span text:style-name="T172">การใช้ </text:span><text:span text:style-name="T133">print</text:span><text:span text:style-name="T172"> นั้นจะต้องเรียกฟังก์ชั่นที่ใช้ชื่อเดียวกัน คือ </text:span><text:span text:style-name="T133">print</text:span><text:span text:style-name="T72">()</text:span><text:span text:style-name="T172"> โดย</text:span><text:span text:style-name="T64">พารามิเตอร์</text:span><text:span text:style-name="T172">ข้างในจะเป็นสิ่งที่ถูกแสดงผลออกมาที่ Terminal</text:span></text:p>
      <text:p text:style-name="P6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67">ชื่อไฟล์ -&gt; MyPython.py</text:p>
          </table:table-cell>
        </table:table-row>
        <table:table-row>
          <table:table-cell table:style-name="Table12.A2" office:value-type="string">
            <text:p text:style-name="P67"><text:span text:style-name="T40">1 <text:s/></text:span><text:span text:style-name="T56">print</text:span><text:span text:style-name="T35">(</text:span><text:span text:style-name="T77">"</text:span><text:span text:style-name="T64">HELLO MY BOIS</text:span><text:span text:style-name="T77">"</text:span><text:span text:style-name="T35">)</text:span></text:p>
            <text:p text:style-name="P67"><text:span text:style-name="T40">2 <text:s/></text:span><text:span text:style-name="T56">print</text:span><text:span text:style-name="T35">(</text:span><text:span text:style-name="T127">30</text:span><text:span text:style-name="T35">)</text:span></text:p>
            <text:p text:style-name="P67"><text:span text:style-name="T40">3 <text:s/></text:span><text:span text:style-name="T56">print</text:span><text:span text:style-name="T35">(</text:span><text:span text:style-name="T127">33</text:span><text:span text:style-name="T35"> </text:span><text:span text:style-name="T26">+</text:span><text:span text:style-name="T35"> </text:span><text:span text:style-name="T127">33</text:span><text:span text:style-name="T35">)</text:span></text:p>
            <text:p text:style-name="P67"><text:span text:style-name="T40">4 <text:s/></text:span><text:span text:style-name="T56">print</text:span><text:span text:style-name="T35">(</text:span><text:span text:style-name="T26">True</text:span><text:span text:style-name="T35">)</text:span></text:p>
            <text:p text:style-name="P67"><text:span text:style-name="T40">5 <text:s/></text:span><text:span text:style-name="T56">print</text:span><text:span text:style-name="T35">(</text:span><text:span text:style-name="T26">True</text:span><text:span text:style-name="T35"> </text:span><text:span text:style-name="T26">and</text:span><text:span text:style-name="T35"> </text:span><text:span text:style-name="T26">True</text:span><text:span text:style-name="T35">)</text:span></text:p>
          </table:table-cell>
        </table:table-row>
      </table:table>
      <text:p text:style-name="P139"><draw:frame draw:style-name="fr4" draw:name="Image12" text:anchor-type="char" svg:width="12.261cm" svg:height="5.23cm" draw:z-index="14"><draw:image xlink:href="Pictures/10000001000003B3000001943200CB9F1AD53306.png" xlink:type="simple" xlink:show="embed" xlink:actuate="onLoad" draw:mime-type="image/png"/></draw:frame><text:tab/><text:span text:style-name="T179">นอกจากนี้เรายังสามารถสังเกตุได้ด้วยว่า ข้อมูลที่อยู่ในวงเล็บนั้นสามารถเป็นข้อมูลเปล่าๆ หรือเป็นการดำเนินการ (การคำนวณ</text:span><text:span text:style-name="T183">เลข</text:span><text:span text:style-name="T179"> , Logic Gate และอื่นๆ) ก็ได้ หากเป็นการดำเนินการ </text:span><text:span text:style-name="T14">Python</text:span><text:span text:style-name="T179"> จะดำเนินภายในวงเล็บนั้นให้เสร็จก่อนแล้วก็ </text:span><text:span text:style-name="T133">print</text:span><text:span text:style-name="T179"> ผลลัพธ์ออกมาหลังจากนั้น</text:span><draw:frame draw:style-name="fr3" draw:name="Image13" text:anchor-type="char" svg:x="6.302cm" svg:y="8.144cm" svg:width="5.493cm" svg:height="4.949cm" draw:z-index="15"><draw:image xlink:href="Pictures/100000010000027200000234EED4E19559BE3E67.png" xlink:type="simple" xlink:show="embed" xlink:actuate="onLoad" draw:mime-type="image/png"/></draw:frame></text:p>
      <text:p text:style-name="P139"><text:tab/><text:span text:style-name="T183">Code ทุกแบบที่สามารถรันได้ในการเขียน Code แบบ Module นั้น สามารถทำได้ใน Terminal โดยตรงเช่นกัน เลือกใช้ตามสถาณการณ์นะ!</text:span></text:p>
      <text:p text:style-name="P140"/>
      <text:h text:style-name="P114" text:outline-level="1">บทที่ <text:span text:style-name="T4">3</text:span></text:h>
      <text:h text:style-name="P127" text:outline-level="2">ระบบตัวแปร ( Variable )</text:h>
      <text:p text:style-name="P50"/>
      <text:p text:style-name="P150"><text:tab/><text:span text:style-name="T114">ระบบตัวแปรใน </text:span><text:span text:style-name="T13">Python</text:span><text:span text:style-name="T114"> มีไว้เพื่อให้เรานำจำนวนหรือค่าเดิมมาใช้ซ้ำต่อ ได้เรื่อยๆ และสามารถเปลี่ยนแปลงมันระหว่างทางได้ </text:span><text:span text:style-name="T115">โดยจะมีคำสำคัญอยู่ </text:span><text:span text:style-name="T117">7</text:span><text:span text:style-name="T115"> คำ ดังนี้</text:span></text:p>
      <text:list xml:id="list778349777" text:style-name="L5">
        <text:list-item>
          <text:p text:style-name="P141"><text:span text:style-name="T9">ตัวแปร (Variable)</text:span> <text:span text:style-name="T116">คือชื่อหรือตัวอักษรใดๆ ที่</text:span><text:span text:style-name="T27">ไม่มีค่าในตัวของมันเอง</text:span><text:span text:style-name="T116"> แต่มีไว้ใช้</text:span><text:span text:style-name="T27">อ้างอิง (Refer) ค่าอื่นๆ </text:span></text:p>
        </text:list-item>
        <text:list-item>
          <text:p text:style-name="P141"><text:span text:style-name="T9">ประเภทของตัวแปร (Variable Type)</text:span> <text:span text:style-name="T116">มีไว้เพื่อบอกว่า</text:span><text:span text:style-name="T27">ตัวแปรนั้นสามารถเก็บค่าแบบไหนได้บ้าง</text:span><text:span text:style-name="T116"> และบอกว่าค่านั้นสามารถเอาไป</text:span><text:span text:style-name="T27">ทำอะไรได้บ้าง</text:span></text:p>
        </text:list-item>
        <text:list-item>
          <text:p text:style-name="P141"><text:span text:style-name="T9">ค่า (Value)</text:span> <text:span text:style-name="T116">คือ</text:span><text:span text:style-name="T27">เนื้อหา</text:span><text:span text:style-name="T116">ที่</text:span><text:span text:style-name="T27">ถูกตัวแปรอ้างอิงถึง</text:span></text:p>
        </text:list-item>
        <text:list-item>
          <text:p text:style-name="P142"><text:span text:style-name="T9">การกำหนดค่า (Assign Value)</text:span> คือการ<text:span text:style-name="T26">กำหนดค่า</text:span>ให้กับตัวแปรชื่อหนึ่ง โดยตัวแปรนั้นจะอ้างอิงค่าที่ถูกกำหนดทันทีหลังคำสั่ง</text:p>
        </text:list-item>
        <text:list-item>
          <text:p text:style-name="P141"><text:span text:style-name="T9">การประกาศตัวแปร (Declare Variable)</text:span> <text:span text:style-name="T116">คือการ</text:span><text:span text:style-name="T27">สร้าง</text:span><text:span text:style-name="T116">ตัวแปร</text:span><text:span text:style-name="T27">ขึ้นมาใหม่</text:span></text:p>
        </text:list-item>
        <text:list-item>
          <text:p text:style-name="P141"><text:span text:style-name="T9">การอัพเดตตัวแปร (Update Variable) </text:span><text:span text:style-name="T116">คือการกำหนดค่าตัวแปรด้วยข้อมูลใหม่</text:span><text:span text:style-name="T27">ทับ</text:span><text:span text:style-name="T116">ตัวแปรที่มีข้อมูลเก่าอยู่แล้ว</text:span></text:p>
        </text:list-item>
        <text:list-item>
          <text:p text:style-name="P143"><text:span text:style-name="T22">สโคปของตัวแปร (Variable Scope)</text:span><text:span text:style-name="T118"> คือการ</text:span><text:span text:style-name="T119">ที่ตัวแปรสามารถ</text:span><text:span text:style-name="T28">ถูกใช้ได้เฉพาะในสโคปนั้นๆ</text:span><text:span text:style-name="T119"> (จะอธิบายภายหลัง)</text:span></text:p>
        </text:list-item>
      </text:list>
      <text:p text:style-name="P150"><text:span text:style-name="T119"><text:tab/></text:span><text:span text:style-name="T120">การประกาศตัวแปรในภาษา </text:span><text:span text:style-name="T13">Python</text:span><text:span text:style-name="T120"> สามารถทำได้โดนใช้ Syntax ดังนี้</text:span></text:p>
      <text:p text:style-name="P110"><text:span text:style-name="T35">ชื่อตัวแปร </text:span><text:span text:style-name="T26">=</text:span><text:span text:style-name="T35"> ค่า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2"><text:span text:style-name="T40">1 <text:s/></text:span><text:span text:style-name="T35">X </text:span><text:span text:style-name="T26">=</text:span><text:span text:style-name="T35"> </text:span><text:span text:style-name="T127">5</text:span></text:p>
            <text:p text:style-name="P62"><text:span text:style-name="T40">2 <text:s/></text:span><text:span text:style-name="T35">Y </text:span><text:span text:style-name="T26">=</text:span><text:span text:style-name="T35"> </text:span><text:span text:style-name="T26">-</text:span><text:span text:style-name="T127">17</text:span></text:p>
            <text:p text:style-name="P62"><text:span text:style-name="T40">3 <text:s/></text:span><text:span text:style-name="T35">Z </text:span><text:span text:style-name="T26">=</text:span><text:span text:style-name="T35"> </text:span><text:span text:style-name="T127">25.555</text:span></text:p>
            <text:p text:style-name="P56">4</text:p>
            <text:p text:style-name="P63"><text:span text:style-name="T49">5</text:span><text:span text:style-name="T40"> <text:s/></text:span><text:span text:style-name="T35">A </text:span><text:span text:style-name="T26">=</text:span><text:span text:style-name="T35"> </text:span><text:span text:style-name="T75">"</text:span><text:span text:style-name="T35">Hello World</text:span><text:span text:style-name="T75">"</text:span></text:p>
            <text:p text:style-name="P62"><text:span text:style-name="T49">6</text:span><text:span text:style-name="T40"> <text:s/></text:span><text:span text:style-name="T35">B </text:span><text:span text:style-name="T26">=</text:span><text:span text:style-name="T35"> </text:span><text:span text:style-name="T127">77</text:span><text:span text:style-name="T35"> </text:span><text:span text:style-name="T26">+</text:span><text:span text:style-name="T35"> </text:span><text:span text:style-name="T127">6</text:span><text:span text:style-name="T35">j</text:span></text:p>
          </table:table-cell>
        </table:table-row>
      </table:table>
      <text:p text:style-name="P53"/>
      <text:p text:style-name="P55"><text:span text:style-name="T121"><text:tab/>ในบรรทัดที่ 1 – 2 นั้นเราได้ประกาศตัวแปรประเภทจำนวนเต็ม (Integer) ในบรรทัดที่ 3 เราได้ประกาศตัวแปรประเภทจำนวนที่มีทศนิยม (Floating Point Number) </text:span><text:span text:style-name="T41">และได้เว้นบรรทัดที่ 4 เอาไว้เพื่อความอ่านง่าย </text:span><text:span text:style-name="T121">ในบรรทัดที่ 5 ได้ประกาศตัวแปรประเภทข้อความ (String) และบรรทัดสุดท้ายก็เป็นจำนวนเชิงซ้อน</text:span></text:p>
      <text:p text:style-name="P150"><text:span text:style-name="T121"><text:tab/></text:span><text:span text:style-name="T142">หลังจากที่เราประกาศตัวแปรไปแล้ว เรา </text:span><text:span text:style-name="T134">print</text:span><text:span text:style-name="T142"> ตัวแปรนั้นออกมาที่ Terminal ด้วยคำสั่ง </text:span><text:span text:style-name="T134">print</text:span><text:span text:style-name="T78">(ชื่อตัวแปร)</text:span><text:span text:style-name="T142"> ที่ส่วนใดก็ได้ของ code หลังจากที่ประกาศตัวแปรนั้นๆ ไปแล้ว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2"><text:span text:style-name="T48">1 <text:s/></text:span><text:span text:style-name="T38">X </text:span><text:span text:style-name="T29">=</text:span><text:span text:style-name="T38"> </text:span><text:span text:style-name="T74">"Hello"</text:span></text:p>
            <text:p text:style-name="P62"><text:span text:style-name="T48">2 <text:s/></text:span><text:span text:style-name="T38">Y </text:span><text:span text:style-name="T29">=</text:span><text:span text:style-name="T38"> </text:span><text:span text:style-name="T74">"World"</text:span></text:p>
            <text:p text:style-name="P64"><text:span text:style-name="T48">3 <text:s/></text:span><text:span text:style-name="T54">p</text:span><text:span text:style-name="T55">rint</text:span><text:span text:style-name="T39">(X , Y)</text:span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fo:hyphenation-ladder-count="no-limit" style:page-number="auto" style:vertical-align="top">
        <style:tab-stops/>
        <style:drop-cap/>
      </style:paragraph-properties>
      <style:text-properties fo:color="#ffffff" loext:opacity="100%" style:font-name="TH Sarabun New:liga&amp;frac=2&amp;kern" fo:font-family="'TH Sarabun New:liga&amp;frac=2&amp;kern'" style:font-style-name="Regular" style:font-pitch="variable" fo:font-size="16pt" style:font-name-complex="TH Sarabun New:liga&amp;kern" style:font-family-complex="'TH Sarabun New:liga&amp;kern'" style:font-style-name-complex="Regular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vertical-align="baseline"/>
      <style:text-properties style:font-name="TH Sarabun New:" fo:font-family="'TH Sarabun New:'" style:font-style-name="Regular" style:font-pitch="variable"/>
    </style:style>
    <style:style style:name="List" style:family="paragraph" style:parent-style-name="Text_20_body" style:class="list">
      <style:paragraph-properties fo:line-height="100%"/>
      <style:text-properties style:font-size-asian="12pt" style:font-name-complex="TH Sarabun New1" style:font-family-complex="'TH Sarabun New'" style:font-style-name-complex="Regular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left="1cm" fo:margin-right="0cm" fo:margin-top="0.423cm" fo:margin-bottom="0.212cm" style:contextual-spacing="false" fo:text-align="end" style:justify-single-word="false" fo:text-indent="0cm" style:auto-text-indent="false"/>
      <style:text-properties style:font-name="Noto Sans1" fo:font-family="'Noto Sans'" style:font-style-name="Bold" style:font-family-generic="swiss" style:font-pitch="variable" fo:font-size="30pt" fo:font-weight="bold" style:font-size-asian="18pt" style:font-weight-asian="bold" style:font-name-complex="Noto Sans Thai1" style:font-family-complex="'Noto Sans Thai'" style:font-style-name-complex="Bold" style:font-family-generic-complex="swiss" style:font-pitch-complex="variable" style:font-size-complex="30pt" style:font-weight-complex="bold"/>
    </style:style>
    <style:style style:name="Heading_20_2" style:display-name="Heading 2" style:family="paragraph" style:parent-style-name="Heading_20_1" style:next-style-name="Horizontal_20_Line" style:default-outline-level="2" style:class="text" style:master-page-name="">
      <style:paragraph-properties fo:margin-left="1cm" fo:margin-right="0cm" fo:margin-top="0cm" fo:margin-bottom="0.21cm" style:contextual-spacing="false" fo:text-align="end" style:justify-single-word="false" fo:text-indent="0cm" style:auto-text-indent="false" style:page-number="auto"/>
      <style:text-properties style:font-name="Chakra Petch SemiBold" fo:font-family="'Chakra Petch SemiBold'" style:font-style-name="Semibold" style:font-pitch="variable" fo:font-size="20pt" fo:font-weight="600" style:font-size-asian="16pt" style:font-weight-asian="bold" style:font-name-complex="Chakra Petch SemiBold" style:font-family-complex="'Chakra Petch SemiBold'" style:font-style-name-complex="Semibold" style:font-pitch-complex="variable" style:font-size-complex="20pt" style:font-weight-complex="600"/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>
        <style:tab-stops/>
      </style:paragraph-properties>
      <style:text-properties style:font-name="Athiti2" fo:font-family="Athiti" style:font-style-name="Regular" style:font-pitch="variable" fo:font-size="10pt" style:font-size-asian="10pt" style:font-name-complex="Athiti2" style:font-family-complex="Athiti" style:font-style-name-complex="Regular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 style:vertical-align="middle"/>
      <style:text-properties style:font-name="Noto Sans3" fo:font-family="'Noto Sans'" style:font-style-name="Regular" style:font-family-generic="swiss" style:font-pitch="variable" fo:font-size="12p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master-page-name="">
      <loext:graphic-properties draw:fill="solid" draw:fill-color="#282a36" draw:opacity="100%"/>
      <style:paragraph-properties ch2_options="{'Style': 'dracula', 'Language': 'C', 'UseCharStyles': 0, 'LineNumberRatio': 100, 'LineNumberStart': 1, 'MasterCharStyle': '', 'ShowLineNumbers': 1, 'ColourizeBackground': 1, 'LineNumberSeparator': '  ', 'LineNumberPaddingSymbol': '', 'StoreOptionsWithSnippet': 1}" style:page-number="auto" fo:background-color="#282a36" style:vertical-align="middle" style:writing-mode="lr-tb">
        <style:tab-stops/>
      </style:paragraph-properties>
      <style:text-properties style:use-window-font-color="true" loext:opacity="0%" style:font-name="Fira Code" fo:font-family="'Fira Code'" style:font-pitch="fixed" fo:font-size="12pt" fo:language="zxx" fo:country="none" fo:font-style="normal" style:text-underline-style="none" fo:font-weight="normal" officeooo:rsid="00265ad7" fo:background-color="transparen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Noto Sans2" fo:font-family="'Noto Sans'" style:font-style-name="Italic" style:font-family-generic="swiss" style:font-pitch="variable" fo:font-size="10pt" fo:font-style="normal" style:font-name-complex="Noto Sans Thai2" style:font-family-complex="'Noto Sans Thai'" style:font-style-name-complex="Italic" style:font-family-generic-complex="swiss" style:font-pitch-complex="variable" style:font-size-complex="10pt" style:font-style-complex="normal"/>
    </style:style>
    <style:style style:name="Figure" style:family="paragraph" style:parent-style-name="Caption" style:class="extra"/>
    <style:style style:name="Header_20_2" style:display-name="Header 2" style:family="paragraph" style:parent-style-name="Text_20_body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style:page-number="1"/>
      <style:text-properties officeooo:rsid="001c8f9b" officeooo:paragraph-rsid="001d8c48"/>
    </style:style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fo:background-color="#282a3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82a3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82a36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9</text:page-number></text:p>
      </style:head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53:40.965167854</meta:creation-date>
    <dc:date>2024-04-12T09:38:35.353364524</dc:date>
    <meta:editing-duration>PT20H22M35S</meta:editing-duration>
    <meta:editing-cycles>67</meta:editing-cycles>
    <meta:generator>LibreOffice/7.3.7.2$Linux_X86_64 LibreOffice_project/30$Build-2</meta:generator>
    <meta:document-statistic meta:table-count="13" meta:image-count="13" meta:object-count="0" meta:page-count="24" meta:paragraph-count="258" meta:word-count="3465" meta:character-count="12113" meta:non-whitespace-character-count="10990"/>
  </office:meta>
</office:document-meta>
</file>